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5417in"/>
    </style:style>
    <style:style style:name="co2" style:family="table-column">
      <style:table-column-properties fo:break-before="auto" style:column-width="0.65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gresion_1" table:style-name="ta1">
        <table:shapes>
          <draw:frame draw:z-index="0" draw:style-name="gr1" draw:text-style-name="P1" svg:width="6.2988in" svg:height="3.5429in" svg:x="6.2118in" svg:y="8.0921in">
            <draw:object draw:notify-on-update-of-ranges="regresion_1.A1:regresion_1.A97 regresion_1.B1:regresion_1.B9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2606in" svg:height="5.8756in" svg:x="4.1252in" svg:y="0.7024in">
            <draw:object draw:notify-on-update-of-ranges="regresion_1.A1:regresion_1.A1 regresion_1.C1:regresion_1.C1 regresion_1.F1:regresion_1.F1 regresion_1.E10:regresion_1.E70 regresion_1.D10:regresion_1.D70 regresion_1.C1:regresion_1.C1 regresion_1.B1:regresion_1.B97 regresion_1.A1:regresion_1.A7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float" office:value="6.1101" calcext:value-type="float">
            <text:p>6.1101</text:p>
          </table:table-cell>
          <table:table-cell office:value-type="float" office:value="17.592" calcext:value-type="float">
            <text:p>17.592</text:p>
          </table:table-cell>
          <table:table-cell office:value-type="string" calcext:value-type="string">
            <text:p>Data S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ipotesis</text:p>
          </table:table-cell>
          <table:table-cell table:number-columns-repeated="2"/>
        </table:table-row>
        <table:table-row table:style-name="ro1">
          <table:table-cell office:value-type="float" office:value="5.5277" calcext:value-type="float">
            <text:p>5.5277</text:p>
          </table:table-cell>
          <table:table-cell office:value-type="float" office:value="9.1302" calcext:value-type="float">
            <text:p>9.130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G$2]+[.D2]*[.$H$2]" office:value-type="float" office:value="1.26516389459458" calcext:value-type="float">
            <text:p>1.26516389459458</text:p>
          </table:table-cell>
          <table:table-cell/>
          <table:table-cell office:value-type="float" office:value="0.53308814053854" calcext:value-type="float">
            <text:p>0.53308814053854</text:p>
          </table:table-cell>
          <table:table-cell office:value-type="float" office:value="0.732075754056044" calcext:value-type="float">
            <text:p>0.732075754056044</text:p>
          </table:table-cell>
        </table:table-row>
        <table:table-row table:style-name="ro1">
          <table:table-cell office:value-type="float" office:value="8.5186" calcext:value-type="float">
            <text:p>8.5186</text:p>
          </table:table-cell>
          <table:table-cell office:value-type="float" office:value="13.662" calcext:value-type="float">
            <text:p>13.662</text:p>
          </table:table-cell>
          <table:table-cell/>
          <table:table-cell office:value-type="float" office:value="1.5" calcext:value-type="float">
            <text:p>1.5</text:p>
          </table:table-cell>
          <table:table-cell table:formula="of:=[.$G$2]+[.D3]*[.$H$2]" office:value-type="float" office:value="1.63120177162261" calcext:value-type="float">
            <text:p>1.63120177162261</text:p>
          </table:table-cell>
          <table:table-cell table:number-columns-repeated="3"/>
        </table:table-row>
        <table:table-row table:style-name="ro1">
          <table:table-cell office:value-type="float" office:value="7.0032" calcext:value-type="float">
            <text:p>7.0032</text:p>
          </table:table-cell>
          <table:table-cell office:value-type="float" office:value="11.854" calcext:value-type="float">
            <text:p>11.85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G$2]+[.D4]*[.$H$2]" office:value-type="float" office:value="1.99723964865063" calcext:value-type="float">
            <text:p>1.99723964865063</text:p>
          </table:table-cell>
          <table:table-cell table:number-columns-repeated="3"/>
        </table:table-row>
        <table:table-row table:style-name="ro1">
          <table:table-cell office:value-type="float" office:value="5.8598" calcext:value-type="float">
            <text:p>5.8598</text:p>
          </table:table-cell>
          <table:table-cell office:value-type="float" office:value="6.8233" calcext:value-type="float">
            <text:p>6.8233</text:p>
          </table:table-cell>
          <table:table-cell/>
          <table:table-cell office:value-type="float" office:value="2.5" calcext:value-type="float">
            <text:p>2.5</text:p>
          </table:table-cell>
          <table:table-cell table:formula="of:=[.$G$2]+[.D5]*[.$H$2]" office:value-type="float" office:value="2.36327752567865" calcext:value-type="float">
            <text:p>2.36327752567865</text:p>
          </table:table-cell>
          <table:table-cell table:number-columns-repeated="3"/>
        </table:table-row>
        <table:table-row table:style-name="ro1">
          <table:table-cell office:value-type="float" office:value="8.3829" calcext:value-type="float">
            <text:p>8.3829</text:p>
          </table:table-cell>
          <table:table-cell office:value-type="float" office:value="11.886" calcext:value-type="float">
            <text:p>11.886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G$2]+[.D6]*[.$H$2]" office:value-type="float" office:value="2.72931540270667" calcext:value-type="float">
            <text:p>2.72931540270667</text:p>
          </table:table-cell>
          <table:table-cell table:number-columns-repeated="3"/>
        </table:table-row>
        <table:table-row table:style-name="ro1">
          <table:table-cell office:value-type="float" office:value="7.4764" calcext:value-type="float">
            <text:p>7.4764</text:p>
          </table:table-cell>
          <table:table-cell office:value-type="float" office:value="4.3483" calcext:value-type="float">
            <text:p>4.3483</text:p>
          </table:table-cell>
          <table:table-cell/>
          <table:table-cell office:value-type="float" office:value="3.5" calcext:value-type="float">
            <text:p>3.5</text:p>
          </table:table-cell>
          <table:table-cell table:formula="of:=[.$G$2]+[.D7]*[.$H$2]" office:value-type="float" office:value="3.09535327973469" calcext:value-type="float">
            <text:p>3.09535327973469</text:p>
          </table:table-cell>
          <table:table-cell table:number-columns-repeated="3"/>
        </table:table-row>
        <table:table-row table:style-name="ro1">
          <table:table-cell office:value-type="float" office:value="8.5781" calcext:value-type="float">
            <text:p>8.578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G$2]+[.D8]*[.$H$2]" office:value-type="float" office:value="3.46139115676272" calcext:value-type="float">
            <text:p>3.46139115676272</text:p>
          </table:table-cell>
          <table:table-cell table:number-columns-repeated="3"/>
        </table:table-row>
        <table:table-row table:style-name="ro1">
          <table:table-cell office:value-type="float" office:value="6.4862" calcext:value-type="float">
            <text:p>6.4862</text:p>
          </table:table-cell>
          <table:table-cell office:value-type="float" office:value="6.5987" calcext:value-type="float">
            <text:p>6.5987</text:p>
          </table:table-cell>
          <table:table-cell/>
          <table:table-cell office:value-type="float" office:value="4.5" calcext:value-type="float">
            <text:p>4.5</text:p>
          </table:table-cell>
          <table:table-cell table:formula="of:=[.$G$2]+[.D9]*[.$H$2]" office:value-type="float" office:value="3.82742903379074" calcext:value-type="float">
            <text:p>3.82742903379074</text:p>
          </table:table-cell>
          <table:table-cell table:number-columns-repeated="3"/>
        </table:table-row>
        <table:table-row table:style-name="ro1">
          <table:table-cell office:value-type="float" office:value="5.0546" calcext:value-type="float">
            <text:p>5.0546</text:p>
          </table:table-cell>
          <table:table-cell office:value-type="float" office:value="3.8166" calcext:value-type="float">
            <text:p>3.8166</text:p>
          </table:table-cell>
          <table:table-cell/>
          <table:table-cell office:value-type="float" office:value="5" calcext:value-type="float">
            <text:p>5</text:p>
          </table:table-cell>
          <table:table-cell table:formula="of:=[.$G$2]+[.D10]*[.$H$2]" office:value-type="float" office:value="4.19346691081876" calcext:value-type="float">
            <text:p>4.19346691081876</text:p>
          </table:table-cell>
          <table:table-cell table:number-columns-repeated="3"/>
        </table:table-row>
        <table:table-row table:style-name="ro1">
          <table:table-cell office:value-type="float" office:value="5.7107" calcext:value-type="float">
            <text:p>5.7107</text:p>
          </table:table-cell>
          <table:table-cell office:value-type="float" office:value="3.2522" calcext:value-type="float">
            <text:p>3.2522</text:p>
          </table:table-cell>
          <table:table-cell/>
          <table:table-cell office:value-type="float" office:value="5.5" calcext:value-type="float">
            <text:p>5.5</text:p>
          </table:table-cell>
          <table:table-cell table:formula="of:=[.$G$2]+[.D11]*[.$H$2]" office:value-type="float" office:value="4.55950478784678" calcext:value-type="float">
            <text:p>4.55950478784678</text:p>
          </table:table-cell>
          <table:table-cell table:number-columns-repeated="3"/>
        </table:table-row>
        <table:table-row table:style-name="ro1">
          <table:table-cell office:value-type="float" office:value="14.164" calcext:value-type="float">
            <text:p>14.164</text:p>
          </table:table-cell>
          <table:table-cell office:value-type="float" office:value="15.505" calcext:value-type="float">
            <text:p>15.50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$G$2]+[.D12]*[.$H$2]" office:value-type="float" office:value="4.9255426648748" calcext:value-type="float">
            <text:p>4.9255426648748</text:p>
          </table:table-cell>
          <table:table-cell table:number-columns-repeated="3"/>
        </table:table-row>
        <table:table-row table:style-name="ro1">
          <table:table-cell office:value-type="float" office:value="5.734" calcext:value-type="float">
            <text:p>5.734</text:p>
          </table:table-cell>
          <table:table-cell office:value-type="float" office:value="3.1551" calcext:value-type="float">
            <text:p>3.1551</text:p>
          </table:table-cell>
          <table:table-cell/>
          <table:table-cell office:value-type="float" office:value="6.5" calcext:value-type="float">
            <text:p>6.5</text:p>
          </table:table-cell>
          <table:table-cell table:formula="of:=[.$G$2]+[.D13]*[.$H$2]" office:value-type="float" office:value="5.29158054190283" calcext:value-type="float">
            <text:p>5.29158054190283</text:p>
          </table:table-cell>
          <table:table-cell table:number-columns-repeated="3"/>
        </table:table-row>
        <table:table-row table:style-name="ro1">
          <table:table-cell office:value-type="float" office:value="8.4084" calcext:value-type="float">
            <text:p>8.4084</text:p>
          </table:table-cell>
          <table:table-cell office:value-type="float" office:value="7.2258" calcext:value-type="float">
            <text:p>7.2258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G$2]+[.D14]*[.$H$2]" office:value-type="float" office:value="5.65761841893085" calcext:value-type="float">
            <text:p>5.65761841893085</text:p>
          </table:table-cell>
          <table:table-cell table:number-columns-repeated="3"/>
        </table:table-row>
        <table:table-row table:style-name="ro1">
          <table:table-cell office:value-type="float" office:value="5.6407" calcext:value-type="float">
            <text:p>5.6407</text:p>
          </table:table-cell>
          <table:table-cell office:value-type="float" office:value="0.71618" calcext:value-type="float">
            <text:p>0.71618</text:p>
          </table:table-cell>
          <table:table-cell/>
          <table:table-cell office:value-type="float" office:value="7.5" calcext:value-type="float">
            <text:p>7.5</text:p>
          </table:table-cell>
          <table:table-cell table:formula="of:=[.$G$2]+[.D15]*[.$H$2]" office:value-type="float" office:value="6.02365629595887" calcext:value-type="float">
            <text:p>6.02365629595887</text:p>
          </table:table-cell>
          <table:table-cell table:number-columns-repeated="3"/>
        </table:table-row>
        <table:table-row table:style-name="ro1">
          <table:table-cell office:value-type="float" office:value="5.3794" calcext:value-type="float">
            <text:p>5.3794</text:p>
          </table:table-cell>
          <table:table-cell office:value-type="float" office:value="3.5129" calcext:value-type="float">
            <text:p>3.5129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G$2]+[.D16]*[.$H$2]" office:value-type="float" office:value="6.38969417298689" calcext:value-type="float">
            <text:p>6.38969417298689</text:p>
          </table:table-cell>
          <table:table-cell table:number-columns-repeated="3"/>
        </table:table-row>
        <table:table-row table:style-name="ro1">
          <table:table-cell office:value-type="float" office:value="6.3654" calcext:value-type="float">
            <text:p>6.3654</text:p>
          </table:table-cell>
          <table:table-cell office:value-type="float" office:value="5.3048" calcext:value-type="float">
            <text:p>5.3048</text:p>
          </table:table-cell>
          <table:table-cell/>
          <table:table-cell office:value-type="float" office:value="8.5" calcext:value-type="float">
            <text:p>8.5</text:p>
          </table:table-cell>
          <table:table-cell table:formula="of:=[.$G$2]+[.D17]*[.$H$2]" office:value-type="float" office:value="6.75573205001491" calcext:value-type="float">
            <text:p>6.75573205001491</text:p>
          </table:table-cell>
          <table:table-cell table:number-columns-repeated="3"/>
        </table:table-row>
        <table:table-row table:style-name="ro1">
          <table:table-cell office:value-type="float" office:value="5.1301" calcext:value-type="float">
            <text:p>5.1301</text:p>
          </table:table-cell>
          <table:table-cell office:value-type="float" office:value="0.56077" calcext:value-type="float">
            <text:p>0.56077</text:p>
          </table:table-cell>
          <table:table-cell/>
          <table:table-cell office:value-type="float" office:value="9" calcext:value-type="float">
            <text:p>9</text:p>
          </table:table-cell>
          <table:table-cell table:formula="of:=[.$G$2]+[.D18]*[.$H$2]" office:value-type="float" office:value="7.12176992704294" calcext:value-type="float">
            <text:p>7.12176992704294</text:p>
          </table:table-cell>
          <table:table-cell table:number-columns-repeated="3"/>
        </table:table-row>
        <table:table-row table:style-name="ro1">
          <table:table-cell office:value-type="float" office:value="6.4296" calcext:value-type="float">
            <text:p>6.4296</text:p>
          </table:table-cell>
          <table:table-cell office:value-type="float" office:value="3.6518" calcext:value-type="float">
            <text:p>3.6518</text:p>
          </table:table-cell>
          <table:table-cell/>
          <table:table-cell office:value-type="float" office:value="9.5" calcext:value-type="float">
            <text:p>9.5</text:p>
          </table:table-cell>
          <table:table-cell table:formula="of:=[.$G$2]+[.D19]*[.$H$2]" office:value-type="float" office:value="7.48780780407096" calcext:value-type="float">
            <text:p>7.48780780407096</text:p>
          </table:table-cell>
          <table:table-cell table:number-columns-repeated="3"/>
        </table:table-row>
        <table:table-row table:style-name="ro1">
          <table:table-cell office:value-type="float" office:value="7.0708" calcext:value-type="float">
            <text:p>7.0708</text:p>
          </table:table-cell>
          <table:table-cell office:value-type="float" office:value="5.3893" calcext:value-type="float">
            <text:p>5.389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G$2]+[.D20]*[.$H$2]" office:value-type="float" office:value="7.85384568109898" calcext:value-type="float">
            <text:p>7.85384568109898</text:p>
          </table:table-cell>
          <table:table-cell table:number-columns-repeated="3"/>
        </table:table-row>
        <table:table-row table:style-name="ro1">
          <table:table-cell office:value-type="float" office:value="6.1891" calcext:value-type="float">
            <text:p>6.1891</text:p>
          </table:table-cell>
          <table:table-cell office:value-type="float" office:value="3.1386" calcext:value-type="float">
            <text:p>3.1386</text:p>
          </table:table-cell>
          <table:table-cell/>
          <table:table-cell office:value-type="float" office:value="10.5" calcext:value-type="float">
            <text:p>10.5</text:p>
          </table:table-cell>
          <table:table-cell table:formula="of:=[.$G$2]+[.D21]*[.$H$2]" office:value-type="float" office:value="8.219883558127" calcext:value-type="float">
            <text:p>8.219883558127</text:p>
          </table:table-cell>
          <table:table-cell table:number-columns-repeated="3"/>
        </table:table-row>
        <table:table-row table:style-name="ro1">
          <table:table-cell office:value-type="float" office:value="20.27" calcext:value-type="float">
            <text:p>20.27</text:p>
          </table:table-cell>
          <table:table-cell office:value-type="float" office:value="21.767" calcext:value-type="float">
            <text:p>21.767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$G$2]+[.D22]*[.$H$2]" office:value-type="float" office:value="8.58592143515502" calcext:value-type="float">
            <text:p>8.58592143515502</text:p>
          </table:table-cell>
          <table:table-cell table:number-columns-repeated="3"/>
        </table:table-row>
        <table:table-row table:style-name="ro1">
          <table:table-cell office:value-type="float" office:value="5.4901" calcext:value-type="float">
            <text:p>5.4901</text:p>
          </table:table-cell>
          <table:table-cell office:value-type="float" office:value="4.263" calcext:value-type="float">
            <text:p>4.263</text:p>
          </table:table-cell>
          <table:table-cell/>
          <table:table-cell office:value-type="float" office:value="11.5" calcext:value-type="float">
            <text:p>11.5</text:p>
          </table:table-cell>
          <table:table-cell table:formula="of:=[.$G$2]+[.D23]*[.$H$2]" office:value-type="float" office:value="8.95195931218304" calcext:value-type="float">
            <text:p>8.95195931218304</text:p>
          </table:table-cell>
          <table:table-cell table:number-columns-repeated="3"/>
        </table:table-row>
        <table:table-row table:style-name="ro1">
          <table:table-cell office:value-type="float" office:value="6.3261" calcext:value-type="float">
            <text:p>6.3261</text:p>
          </table:table-cell>
          <table:table-cell office:value-type="float" office:value="5.1875" calcext:value-type="float">
            <text:p>5.1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$G$2]+[.D24]*[.$H$2]" office:value-type="float" office:value="9.31799718921107" calcext:value-type="float">
            <text:p>9.31799718921107</text:p>
          </table:table-cell>
          <table:table-cell table:number-columns-repeated="3"/>
        </table:table-row>
        <table:table-row table:style-name="ro1">
          <table:table-cell office:value-type="float" office:value="5.5649" calcext:value-type="float">
            <text:p>5.5649</text:p>
          </table:table-cell>
          <table:table-cell office:value-type="float" office:value="3.0825" calcext:value-type="float">
            <text:p>3.0825</text:p>
          </table:table-cell>
          <table:table-cell/>
          <table:table-cell office:value-type="float" office:value="12.5" calcext:value-type="float">
            <text:p>12.5</text:p>
          </table:table-cell>
          <table:table-cell table:formula="of:=[.$G$2]+[.D25]*[.$H$2]" office:value-type="float" office:value="9.68403506623909" calcext:value-type="float">
            <text:p>9.68403506623909</text:p>
          </table:table-cell>
          <table:table-cell table:number-columns-repeated="3"/>
        </table:table-row>
        <table:table-row table:style-name="ro1">
          <table:table-cell office:value-type="float" office:value="18.945" calcext:value-type="float">
            <text:p>18.945</text:p>
          </table:table-cell>
          <table:table-cell office:value-type="float" office:value="22.638" calcext:value-type="float">
            <text:p>22.638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$G$2]+[.D26]*[.$H$2]" office:value-type="float" office:value="10.0500729432671" calcext:value-type="float">
            <text:p>10.0500729432671</text:p>
          </table:table-cell>
          <table:table-cell table:number-columns-repeated="3"/>
        </table:table-row>
        <table:table-row table:style-name="ro1">
          <table:table-cell office:value-type="float" office:value="12.828" calcext:value-type="float">
            <text:p>12.828</text:p>
          </table:table-cell>
          <table:table-cell office:value-type="float" office:value="13.501" calcext:value-type="float">
            <text:p>13.501</text:p>
          </table:table-cell>
          <table:table-cell/>
          <table:table-cell office:value-type="float" office:value="13.5" calcext:value-type="float">
            <text:p>13.5</text:p>
          </table:table-cell>
          <table:table-cell table:formula="of:=[.$G$2]+[.D27]*[.$H$2]" office:value-type="float" office:value="10.4161108202951" calcext:value-type="float">
            <text:p>10.4161108202951</text:p>
          </table:table-cell>
          <table:table-cell table:number-columns-repeated="3"/>
        </table:table-row>
        <table:table-row table:style-name="ro1">
          <table:table-cell office:value-type="float" office:value="10.957" calcext:value-type="float">
            <text:p>10.957</text:p>
          </table:table-cell>
          <table:table-cell office:value-type="float" office:value="7.0467" calcext:value-type="float">
            <text:p>7.0467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$G$2]+[.D28]*[.$H$2]" office:value-type="float" office:value="10.7821486973232" calcext:value-type="float">
            <text:p>10.7821486973232</text:p>
          </table:table-cell>
          <table:table-cell table:number-columns-repeated="3"/>
        </table:table-row>
        <table:table-row table:style-name="ro1">
          <table:table-cell office:value-type="float" office:value="13.176" calcext:value-type="float">
            <text:p>13.176</text:p>
          </table:table-cell>
          <table:table-cell office:value-type="float" office:value="14.692" calcext:value-type="float">
            <text:p>14.692</text:p>
          </table:table-cell>
          <table:table-cell/>
          <table:table-cell office:value-type="float" office:value="14.5" calcext:value-type="float">
            <text:p>14.5</text:p>
          </table:table-cell>
          <table:table-cell table:formula="of:=[.$G$2]+[.D29]*[.$H$2]" office:value-type="float" office:value="11.1481865743512" calcext:value-type="float">
            <text:p>11.1481865743512</text:p>
          </table:table-cell>
          <table:table-cell table:number-columns-repeated="3"/>
        </table:table-row>
        <table:table-row table:style-name="ro1">
          <table:table-cell office:value-type="float" office:value="22.203" calcext:value-type="float">
            <text:p>22.203</text:p>
          </table:table-cell>
          <table:table-cell office:value-type="float" office:value="24.147" calcext:value-type="float">
            <text:p>24.147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$G$2]+[.D30]*[.$H$2]" office:value-type="float" office:value="11.5142244513792" calcext:value-type="float">
            <text:p>11.5142244513792</text:p>
          </table:table-cell>
          <table:table-cell table:number-columns-repeated="3"/>
        </table:table-row>
        <table:table-row table:style-name="ro1">
          <table:table-cell office:value-type="float" office:value="5.2524" calcext:value-type="float">
            <text:p>5.2524</text:p>
          </table:table-cell>
          <table:table-cell office:value-type="float" office:value="-1.22" calcext:value-type="float">
            <text:p>-1.22</text:p>
          </table:table-cell>
          <table:table-cell/>
          <table:table-cell office:value-type="float" office:value="15.5" calcext:value-type="float">
            <text:p>15.5</text:p>
          </table:table-cell>
          <table:table-cell table:formula="of:=[.$G$2]+[.D31]*[.$H$2]" office:value-type="float" office:value="11.8802623284072" calcext:value-type="float">
            <text:p>11.8802623284072</text:p>
          </table:table-cell>
          <table:table-cell table:number-columns-repeated="3"/>
        </table:table-row>
        <table:table-row table:style-name="ro1">
          <table:table-cell office:value-type="float" office:value="6.5894" calcext:value-type="float">
            <text:p>6.5894</text:p>
          </table:table-cell>
          <table:table-cell office:value-type="float" office:value="5.9966" calcext:value-type="float">
            <text:p>5.996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G$2]+[.D32]*[.$H$2]" office:value-type="float" office:value="12.2463002054352" calcext:value-type="float">
            <text:p>12.2463002054352</text:p>
          </table:table-cell>
          <table:table-cell table:number-columns-repeated="3"/>
        </table:table-row>
        <table:table-row table:style-name="ro1">
          <table:table-cell office:value-type="float" office:value="9.2482" calcext:value-type="float">
            <text:p>9.2482</text:p>
          </table:table-cell>
          <table:table-cell office:value-type="float" office:value="12.134" calcext:value-type="float">
            <text:p>12.134</text:p>
          </table:table-cell>
          <table:table-cell/>
          <table:table-cell office:value-type="float" office:value="16.5" calcext:value-type="float">
            <text:p>16.5</text:p>
          </table:table-cell>
          <table:table-cell table:formula="of:=[.$G$2]+[.D33]*[.$H$2]" office:value-type="float" office:value="12.6123380824633" calcext:value-type="float">
            <text:p>12.6123380824633</text:p>
          </table:table-cell>
          <table:table-cell table:number-columns-repeated="3"/>
        </table:table-row>
        <table:table-row table:style-name="ro1">
          <table:table-cell office:value-type="float" office:value="5.8918" calcext:value-type="float">
            <text:p>5.8918</text:p>
          </table:table-cell>
          <table:table-cell office:value-type="float" office:value="1.8495" calcext:value-type="float">
            <text:p>1.849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$G$2]+[.D34]*[.$H$2]" office:value-type="float" office:value="12.9783759594913" calcext:value-type="float">
            <text:p>12.9783759594913</text:p>
          </table:table-cell>
          <table:table-cell table:number-columns-repeated="3"/>
        </table:table-row>
        <table:table-row table:style-name="ro1">
          <table:table-cell office:value-type="float" office:value="8.2111" calcext:value-type="float">
            <text:p>8.2111</text:p>
          </table:table-cell>
          <table:table-cell office:value-type="float" office:value="6.5426" calcext:value-type="float">
            <text:p>6.5426</text:p>
          </table:table-cell>
          <table:table-cell/>
          <table:table-cell office:value-type="float" office:value="17.5" calcext:value-type="float">
            <text:p>17.5</text:p>
          </table:table-cell>
          <table:table-cell table:formula="of:=[.$G$2]+[.D35]*[.$H$2]" office:value-type="float" office:value="13.3444138365193" calcext:value-type="float">
            <text:p>13.3444138365193</text:p>
          </table:table-cell>
          <table:table-cell table:number-columns-repeated="3"/>
        </table:table-row>
        <table:table-row table:style-name="ro1">
          <table:table-cell office:value-type="float" office:value="7.9334" calcext:value-type="float">
            <text:p>7.9334</text:p>
          </table:table-cell>
          <table:table-cell office:value-type="float" office:value="4.5623" calcext:value-type="float">
            <text:p>4.5623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$G$2]+[.D36]*[.$H$2]" office:value-type="float" office:value="13.7104517135473" calcext:value-type="float">
            <text:p>13.7104517135473</text:p>
          </table:table-cell>
          <table:table-cell table:number-columns-repeated="3"/>
        </table:table-row>
        <table:table-row table:style-name="ro1">
          <table:table-cell office:value-type="float" office:value="8.0959" calcext:value-type="float">
            <text:p>8.0959</text:p>
          </table:table-cell>
          <table:table-cell office:value-type="float" office:value="4.1164" calcext:value-type="float">
            <text:p>4.1164</text:p>
          </table:table-cell>
          <table:table-cell/>
          <table:table-cell office:value-type="float" office:value="18.5" calcext:value-type="float">
            <text:p>18.5</text:p>
          </table:table-cell>
          <table:table-cell table:formula="of:=[.$G$2]+[.D37]*[.$H$2]" office:value-type="float" office:value="14.0764895905754" calcext:value-type="float">
            <text:p>14.0764895905754</text:p>
          </table:table-cell>
          <table:table-cell table:number-columns-repeated="3"/>
        </table:table-row>
        <table:table-row table:style-name="ro1">
          <table:table-cell office:value-type="float" office:value="5.6063" calcext:value-type="float">
            <text:p>5.6063</text:p>
          </table:table-cell>
          <table:table-cell office:value-type="float" office:value="3.3928" calcext:value-type="float">
            <text:p>3.3928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$G$2]+[.D38]*[.$H$2]" office:value-type="float" office:value="14.4425274676034" calcext:value-type="float">
            <text:p>14.4425274676034</text:p>
          </table:table-cell>
          <table:table-cell table:number-columns-repeated="3"/>
        </table:table-row>
        <table:table-row table:style-name="ro1">
          <table:table-cell office:value-type="float" office:value="12.836" calcext:value-type="float">
            <text:p>12.836</text:p>
          </table:table-cell>
          <table:table-cell office:value-type="float" office:value="10.117" calcext:value-type="float">
            <text:p>10.117</text:p>
          </table:table-cell>
          <table:table-cell/>
          <table:table-cell office:value-type="float" office:value="19.5" calcext:value-type="float">
            <text:p>19.5</text:p>
          </table:table-cell>
          <table:table-cell table:formula="of:=[.$G$2]+[.D39]*[.$H$2]" office:value-type="float" office:value="14.8085653446314" calcext:value-type="float">
            <text:p>14.8085653446314</text:p>
          </table:table-cell>
          <table:table-cell table:number-columns-repeated="3"/>
        </table:table-row>
        <table:table-row table:style-name="ro1">
          <table:table-cell office:value-type="float" office:value="6.3534" calcext:value-type="float">
            <text:p>6.3534</text:p>
          </table:table-cell>
          <table:table-cell office:value-type="float" office:value="5.4974" calcext:value-type="float">
            <text:p>5.497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$G$2]+[.D40]*[.$H$2]" office:value-type="float" office:value="15.1746032216594" calcext:value-type="float">
            <text:p>15.1746032216594</text:p>
          </table:table-cell>
          <table:table-cell table:number-columns-repeated="3"/>
        </table:table-row>
        <table:table-row table:style-name="ro1">
          <table:table-cell office:value-type="float" office:value="5.4069" calcext:value-type="float">
            <text:p>5.4069</text:p>
          </table:table-cell>
          <table:table-cell office:value-type="float" office:value="0.55657" calcext:value-type="float">
            <text:p>0.55657</text:p>
          </table:table-cell>
          <table:table-cell/>
          <table:table-cell office:value-type="float" office:value="20.5" calcext:value-type="float">
            <text:p>20.5</text:p>
          </table:table-cell>
          <table:table-cell table:formula="of:=[.$G$2]+[.D41]*[.$H$2]" office:value-type="float" office:value="15.5406410986874" calcext:value-type="float">
            <text:p>15.5406410986874</text:p>
          </table:table-cell>
          <table:table-cell table:number-columns-repeated="3"/>
        </table:table-row>
        <table:table-row table:style-name="ro1">
          <table:table-cell office:value-type="float" office:value="6.8825" calcext:value-type="float">
            <text:p>6.8825</text:p>
          </table:table-cell>
          <table:table-cell office:value-type="float" office:value="3.9115" calcext:value-type="float">
            <text:p>3.9115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$G$2]+[.D42]*[.$H$2]" office:value-type="float" office:value="15.9066789757155" calcext:value-type="float">
            <text:p>15.9066789757155</text:p>
          </table:table-cell>
          <table:table-cell table:number-columns-repeated="3"/>
        </table:table-row>
        <table:table-row table:style-name="ro1">
          <table:table-cell office:value-type="float" office:value="11.708" calcext:value-type="float">
            <text:p>11.708</text:p>
          </table:table-cell>
          <table:table-cell office:value-type="float" office:value="5.3854" calcext:value-type="float">
            <text:p>5.3854</text:p>
          </table:table-cell>
          <table:table-cell/>
          <table:table-cell office:value-type="float" office:value="21.5" calcext:value-type="float">
            <text:p>21.5</text:p>
          </table:table-cell>
          <table:table-cell table:formula="of:=[.$G$2]+[.D43]*[.$H$2]" office:value-type="float" office:value="16.2727168527435" calcext:value-type="float">
            <text:p>16.2727168527435</text:p>
          </table:table-cell>
          <table:table-cell table:number-columns-repeated="3"/>
        </table:table-row>
        <table:table-row table:style-name="ro1">
          <table:table-cell office:value-type="float" office:value="5.7737" calcext:value-type="float">
            <text:p>5.7737</text:p>
          </table:table-cell>
          <table:table-cell office:value-type="float" office:value="2.4406" calcext:value-type="float">
            <text:p>2.4406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$G$2]+[.D44]*[.$H$2]" office:value-type="float" office:value="16.6387547297715" calcext:value-type="float">
            <text:p>16.6387547297715</text:p>
          </table:table-cell>
          <table:table-cell table:number-columns-repeated="3"/>
        </table:table-row>
        <table:table-row table:style-name="ro1">
          <table:table-cell office:value-type="float" office:value="7.8247" calcext:value-type="float">
            <text:p>7.8247</text:p>
          </table:table-cell>
          <table:table-cell office:value-type="float" office:value="6.7318" calcext:value-type="float">
            <text:p>6.7318</text:p>
          </table:table-cell>
          <table:table-cell/>
          <table:table-cell office:value-type="float" office:value="22.5" calcext:value-type="float">
            <text:p>22.5</text:p>
          </table:table-cell>
          <table:table-cell table:formula="of:=[.$G$2]+[.D45]*[.$H$2]" office:value-type="float" office:value="17.0047926067995" calcext:value-type="float">
            <text:p>17.0047926067995</text:p>
          </table:table-cell>
          <table:table-cell table:number-columns-repeated="3"/>
        </table:table-row>
        <table:table-row table:style-name="ro1">
          <table:table-cell office:value-type="float" office:value="7.0931" calcext:value-type="float">
            <text:p>7.0931</text:p>
          </table:table-cell>
          <table:table-cell office:value-type="float" office:value="1.0463" calcext:value-type="float">
            <text:p>1.0463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$G$2]+[.D46]*[.$H$2]" office:value-type="float" office:value="17.3708304838275" calcext:value-type="float">
            <text:p>17.3708304838275</text:p>
          </table:table-cell>
          <table:table-cell table:number-columns-repeated="3"/>
        </table:table-row>
        <table:table-row table:style-name="ro1">
          <table:table-cell office:value-type="float" office:value="5.0702" calcext:value-type="float">
            <text:p>5.0702</text:p>
          </table:table-cell>
          <table:table-cell office:value-type="float" office:value="5.1337" calcext:value-type="float">
            <text:p>5.1337</text:p>
          </table:table-cell>
          <table:table-cell/>
          <table:table-cell office:value-type="float" office:value="23.5" calcext:value-type="float">
            <text:p>23.5</text:p>
          </table:table-cell>
          <table:table-cell table:formula="of:=[.$G$2]+[.D47]*[.$H$2]" office:value-type="float" office:value="17.7368683608556" calcext:value-type="float">
            <text:p>17.7368683608556</text:p>
          </table:table-cell>
          <table:table-cell table:number-columns-repeated="3"/>
        </table:table-row>
        <table:table-row table:style-name="ro1">
          <table:table-cell office:value-type="float" office:value="5.8014" calcext:value-type="float">
            <text:p>5.8014</text:p>
          </table:table-cell>
          <table:table-cell office:value-type="float" office:value="1.844" calcext:value-type="float">
            <text:p>1.844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$G$2]+[.D48]*[.$H$2]" office:value-type="float" office:value="18.1029062378836" calcext:value-type="float">
            <text:p>18.1029062378836</text:p>
          </table:table-cell>
          <table:table-cell table:number-columns-repeated="3"/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8.0043" calcext:value-type="float">
            <text:p>8.0043</text:p>
          </table:table-cell>
          <table:table-cell/>
          <table:table-cell office:value-type="float" office:value="24.5" calcext:value-type="float">
            <text:p>24.5</text:p>
          </table:table-cell>
          <table:table-cell table:formula="of:=[.$G$2]+[.D49]*[.$H$2]" office:value-type="float" office:value="18.4689441149116" calcext:value-type="float">
            <text:p>18.4689441149116</text:p>
          </table:table-cell>
          <table:table-cell table:number-columns-repeated="3"/>
        </table:table-row>
        <table:table-row table:style-name="ro1">
          <table:table-cell office:value-type="float" office:value="5.5416" calcext:value-type="float">
            <text:p>5.5416</text:p>
          </table:table-cell>
          <table:table-cell office:value-type="float" office:value="1.0179" calcext:value-type="float">
            <text:p>1.0179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$G$2]+[.D50]*[.$H$2]" office:value-type="float" office:value="18.8349819919396" calcext:value-type="float">
            <text:p>18.8349819919396</text:p>
          </table:table-cell>
          <table:table-cell table:number-columns-repeated="3"/>
        </table:table-row>
        <table:table-row table:style-name="ro1">
          <table:table-cell office:value-type="float" office:value="7.5402" calcext:value-type="float">
            <text:p>7.5402</text:p>
          </table:table-cell>
          <table:table-cell office:value-type="float" office:value="6.7504" calcext:value-type="float">
            <text:p>6.7504</text:p>
          </table:table-cell>
          <table:table-cell/>
          <table:table-cell office:value-type="float" office:value="25.5" calcext:value-type="float">
            <text:p>25.5</text:p>
          </table:table-cell>
          <table:table-cell table:formula="of:=[.$G$2]+[.D51]*[.$H$2]" office:value-type="float" office:value="19.2010198689677" calcext:value-type="float">
            <text:p>19.2010198689677</text:p>
          </table:table-cell>
          <table:table-cell table:number-columns-repeated="3"/>
        </table:table-row>
        <table:table-row table:style-name="ro1">
          <table:table-cell office:value-type="float" office:value="5.3077" calcext:value-type="float">
            <text:p>5.3077</text:p>
          </table:table-cell>
          <table:table-cell office:value-type="float" office:value="1.8396" calcext:value-type="float">
            <text:p>1.839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$G$2]+[.D52]*[.$H$2]" office:value-type="float" office:value="19.5670577459957" calcext:value-type="float">
            <text:p>19.5670577459957</text:p>
          </table:table-cell>
          <table:table-cell table:number-columns-repeated="3"/>
        </table:table-row>
        <table:table-row table:style-name="ro1">
          <table:table-cell office:value-type="float" office:value="7.4239" calcext:value-type="float">
            <text:p>7.4239</text:p>
          </table:table-cell>
          <table:table-cell office:value-type="float" office:value="4.2885" calcext:value-type="float">
            <text:p>4.2885</text:p>
          </table:table-cell>
          <table:table-cell/>
          <table:table-cell office:value-type="float" office:value="26.5" calcext:value-type="float">
            <text:p>26.5</text:p>
          </table:table-cell>
          <table:table-cell table:formula="of:=[.$G$2]+[.D53]*[.$H$2]" office:value-type="float" office:value="19.9330956230237" calcext:value-type="float">
            <text:p>19.9330956230237</text:p>
          </table:table-cell>
          <table:table-cell table:number-columns-repeated="3"/>
        </table:table-row>
        <table:table-row table:style-name="ro1">
          <table:table-cell office:value-type="float" office:value="7.6031" calcext:value-type="float">
            <text:p>7.6031</text:p>
          </table:table-cell>
          <table:table-cell office:value-type="float" office:value="4.9981" calcext:value-type="float">
            <text:p>4.9981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$G$2]+[.D54]*[.$H$2]" office:value-type="float" office:value="20.2991335000517" calcext:value-type="float">
            <text:p>20.2991335000517</text:p>
          </table:table-cell>
          <table:table-cell table:number-columns-repeated="3"/>
        </table:table-row>
        <table:table-row table:style-name="ro1">
          <table:table-cell office:value-type="float" office:value="6.3328" calcext:value-type="float">
            <text:p>6.3328</text:p>
          </table:table-cell>
          <table:table-cell office:value-type="float" office:value="1.4233" calcext:value-type="float">
            <text:p>1.4233</text:p>
          </table:table-cell>
          <table:table-cell/>
          <table:table-cell office:value-type="float" office:value="27.5" calcext:value-type="float">
            <text:p>27.5</text:p>
          </table:table-cell>
          <table:table-cell table:formula="of:=[.$G$2]+[.D55]*[.$H$2]" office:value-type="float" office:value="20.6651713770797" calcext:value-type="float">
            <text:p>20.6651713770797</text:p>
          </table:table-cell>
          <table:table-cell table:number-columns-repeated="3"/>
        </table:table-row>
        <table:table-row table:style-name="ro1">
          <table:table-cell office:value-type="float" office:value="6.3589" calcext:value-type="float">
            <text:p>6.3589</text:p>
          </table:table-cell>
          <table:table-cell office:value-type="float" office:value="-1.4211" calcext:value-type="float">
            <text:p>-1.4211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$G$2]+[.D56]*[.$H$2]" office:value-type="float" office:value="21.0312092541078" calcext:value-type="float">
            <text:p>21.0312092541078</text:p>
          </table:table-cell>
          <table:table-cell table:number-columns-repeated="3"/>
        </table:table-row>
        <table:table-row table:style-name="ro1">
          <table:table-cell office:value-type="float" office:value="6.2742" calcext:value-type="float">
            <text:p>6.2742</text:p>
          </table:table-cell>
          <table:table-cell office:value-type="float" office:value="2.4756" calcext:value-type="float">
            <text:p>2.4756</text:p>
          </table:table-cell>
          <table:table-cell/>
          <table:table-cell office:value-type="float" office:value="28.5" calcext:value-type="float">
            <text:p>28.5</text:p>
          </table:table-cell>
          <table:table-cell table:formula="of:=[.$G$2]+[.D57]*[.$H$2]" office:value-type="float" office:value="21.3972471311358" calcext:value-type="float">
            <text:p>21.3972471311358</text:p>
          </table:table-cell>
          <table:table-cell table:number-columns-repeated="3"/>
        </table:table-row>
        <table:table-row table:style-name="ro1">
          <table:table-cell office:value-type="float" office:value="5.6397" calcext:value-type="float">
            <text:p>5.6397</text:p>
          </table:table-cell>
          <table:table-cell office:value-type="float" office:value="4.6042" calcext:value-type="float">
            <text:p>4.6042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$G$2]+[.D58]*[.$H$2]" office:value-type="float" office:value="21.7632850081638" calcext:value-type="float">
            <text:p>21.7632850081638</text:p>
          </table:table-cell>
          <table:table-cell table:number-columns-repeated="3"/>
        </table:table-row>
        <table:table-row table:style-name="ro1">
          <table:table-cell office:value-type="float" office:value="9.3102" calcext:value-type="float">
            <text:p>9.3102</text:p>
          </table:table-cell>
          <table:table-cell office:value-type="float" office:value="3.9624" calcext:value-type="float">
            <text:p>3.9624</text:p>
          </table:table-cell>
          <table:table-cell/>
          <table:table-cell office:value-type="float" office:value="29.5" calcext:value-type="float">
            <text:p>29.5</text:p>
          </table:table-cell>
          <table:table-cell table:formula="of:=[.$G$2]+[.D59]*[.$H$2]" office:value-type="float" office:value="22.1293228851918" calcext:value-type="float">
            <text:p>22.1293228851918</text:p>
          </table:table-cell>
          <table:table-cell table:number-columns-repeated="3"/>
        </table:table-row>
        <table:table-row table:style-name="ro1">
          <table:table-cell office:value-type="float" office:value="9.4536" calcext:value-type="float">
            <text:p>9.4536</text:p>
          </table:table-cell>
          <table:table-cell office:value-type="float" office:value="5.4141" calcext:value-type="float">
            <text:p>5.414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$G$2]+[.D60]*[.$H$2]" office:value-type="float" office:value="22.4953607622199" calcext:value-type="float">
            <text:p>22.4953607622199</text:p>
          </table:table-cell>
          <table:table-cell table:number-columns-repeated="3"/>
        </table:table-row>
        <table:table-row table:style-name="ro1">
          <table:table-cell office:value-type="float" office:value="8.8254" calcext:value-type="float">
            <text:p>8.8254</text:p>
          </table:table-cell>
          <table:table-cell office:value-type="float" office:value="5.1694" calcext:value-type="float">
            <text:p>5.1694</text:p>
          </table:table-cell>
          <table:table-cell/>
          <table:table-cell office:value-type="float" office:value="30.5" calcext:value-type="float">
            <text:p>30.5</text:p>
          </table:table-cell>
          <table:table-cell table:formula="of:=[.$G$2]+[.D61]*[.$H$2]" office:value-type="float" office:value="22.8613986392479" calcext:value-type="float">
            <text:p>22.8613986392479</text:p>
          </table:table-cell>
          <table:table-cell table:number-columns-repeated="3"/>
        </table:table-row>
        <table:table-row table:style-name="ro1">
          <table:table-cell office:value-type="float" office:value="5.1793" calcext:value-type="float">
            <text:p>5.1793</text:p>
          </table:table-cell>
          <table:table-cell office:value-type="float" office:value="-0.74279" calcext:value-type="float">
            <text:p>-0.7427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$G$2]+[.D62]*[.$H$2]" office:value-type="float" office:value="23.2274365162759" calcext:value-type="float">
            <text:p>23.2274365162759</text:p>
          </table:table-cell>
          <table:table-cell table:number-columns-repeated="3"/>
        </table:table-row>
        <table:table-row table:style-name="ro1">
          <table:table-cell office:value-type="float" office:value="21.279" calcext:value-type="float">
            <text:p>21.279</text:p>
          </table:table-cell>
          <table:table-cell office:value-type="float" office:value="17.929" calcext:value-type="float">
            <text:p>17.929</text:p>
          </table:table-cell>
          <table:table-cell/>
          <table:table-cell office:value-type="float" office:value="31.5" calcext:value-type="float">
            <text:p>31.5</text:p>
          </table:table-cell>
          <table:table-cell table:formula="of:=[.$G$2]+[.D63]*[.$H$2]" office:value-type="float" office:value="23.5934743933039" calcext:value-type="float">
            <text:p>23.5934743933039</text:p>
          </table:table-cell>
          <table:table-cell table:number-columns-repeated="3"/>
        </table:table-row>
        <table:table-row table:style-name="ro1">
          <table:table-cell office:value-type="float" office:value="14.908" calcext:value-type="float">
            <text:p>14.908</text:p>
          </table:table-cell>
          <table:table-cell office:value-type="float" office:value="12.054" calcext:value-type="float">
            <text:p>12.054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$G$2]+[.D64]*[.$H$2]" office:value-type="float" office:value="23.9595122703319" calcext:value-type="float">
            <text:p>23.9595122703319</text:p>
          </table:table-cell>
          <table:table-cell table:number-columns-repeated="3"/>
        </table:table-row>
        <table:table-row table:style-name="ro1">
          <table:table-cell office:value-type="float" office:value="18.959" calcext:value-type="float">
            <text:p>18.959</text:p>
          </table:table-cell>
          <table:table-cell office:value-type="float" office:value="17.054" calcext:value-type="float">
            <text:p>17.054</text:p>
          </table:table-cell>
          <table:table-cell/>
          <table:table-cell office:value-type="float" office:value="32.5" calcext:value-type="float">
            <text:p>32.5</text:p>
          </table:table-cell>
          <table:table-cell table:formula="of:=[.$G$2]+[.D65]*[.$H$2]" office:value-type="float" office:value="24.32555014736" calcext:value-type="float">
            <text:p>24.32555014736</text:p>
          </table:table-cell>
          <table:table-cell table:number-columns-repeated="3"/>
        </table:table-row>
        <table:table-row table:style-name="ro1">
          <table:table-cell office:value-type="float" office:value="7.2182" calcext:value-type="float">
            <text:p>7.2182</text:p>
          </table:table-cell>
          <table:table-cell office:value-type="float" office:value="4.8852" calcext:value-type="float">
            <text:p>4.8852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$G$2]+[.D66]*[.$H$2]" office:value-type="float" office:value="24.691588024388" calcext:value-type="float">
            <text:p>24.691588024388</text:p>
          </table:table-cell>
          <table:table-cell table:number-columns-repeated="3"/>
        </table:table-row>
        <table:table-row table:style-name="ro1">
          <table:table-cell office:value-type="float" office:value="8.2951" calcext:value-type="float">
            <text:p>8.2951</text:p>
          </table:table-cell>
          <table:table-cell office:value-type="float" office:value="5.7442" calcext:value-type="float">
            <text:p>5.7442</text:p>
          </table:table-cell>
          <table:table-cell/>
          <table:table-cell office:value-type="float" office:value="33.5" calcext:value-type="float">
            <text:p>33.5</text:p>
          </table:table-cell>
          <table:table-cell table:formula="of:=[.$G$2]+[.D67]*[.$H$2]" office:value-type="float" office:value="25.057625901416" calcext:value-type="float">
            <text:p>25.057625901416</text:p>
          </table:table-cell>
          <table:table-cell table:number-columns-repeated="3"/>
        </table:table-row>
        <table:table-row table:style-name="ro1">
          <table:table-cell office:value-type="float" office:value="10.236" calcext:value-type="float">
            <text:p>10.236</text:p>
          </table:table-cell>
          <table:table-cell office:value-type="float" office:value="7.7754" calcext:value-type="float">
            <text:p>7.7754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$G$2]+[.D68]*[.$H$2]" office:value-type="float" office:value="25.423663778444" calcext:value-type="float">
            <text:p>25.423663778444</text:p>
          </table:table-cell>
          <table:table-cell table:number-columns-repeated="3"/>
        </table:table-row>
        <table:table-row table:style-name="ro1">
          <table:table-cell office:value-type="float" office:value="5.4994" calcext:value-type="float">
            <text:p>5.4994</text:p>
          </table:table-cell>
          <table:table-cell office:value-type="float" office:value="1.0173" calcext:value-type="float">
            <text:p>1.0173</text:p>
          </table:table-cell>
          <table:table-cell/>
          <table:table-cell office:value-type="float" office:value="34.5" calcext:value-type="float">
            <text:p>34.5</text:p>
          </table:table-cell>
          <table:table-cell table:formula="of:=[.$G$2]+[.D69]*[.$H$2]" office:value-type="float" office:value="25.7897016554721" calcext:value-type="float">
            <text:p>25.7897016554721</text:p>
          </table:table-cell>
          <table:table-cell table:number-columns-repeated="3"/>
        </table:table-row>
        <table:table-row table:style-name="ro1">
          <table:table-cell office:value-type="float" office:value="20.341" calcext:value-type="float">
            <text:p>20.341</text:p>
          </table:table-cell>
          <table:table-cell office:value-type="float" office:value="20.992" calcext:value-type="float">
            <text:p>20.992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$G$2]+[.D70]*[.$H$2]" office:value-type="float" office:value="26.1557395325001" calcext:value-type="float">
            <text:p>26.1557395325001</text:p>
          </table:table-cell>
          <table:table-cell table:number-columns-repeated="3"/>
        </table:table-row>
        <table:table-row table:style-name="ro1">
          <table:table-cell office:value-type="float" office:value="10.136" calcext:value-type="float">
            <text:p>10.136</text:p>
          </table:table-cell>
          <table:table-cell office:value-type="float" office:value="6.6799" calcext:value-type="float">
            <text:p>6.6799</text:p>
          </table:table-cell>
          <table:table-cell table:number-columns-repeated="6"/>
        </table:table-row>
        <table:table-row table:style-name="ro1">
          <table:table-cell office:value-type="float" office:value="7.3345" calcext:value-type="float">
            <text:p>7.3345</text:p>
          </table:table-cell>
          <table:table-cell office:value-type="float" office:value="4.0259" calcext:value-type="float">
            <text:p>4.0259</text:p>
          </table:table-cell>
          <table:table-cell table:number-columns-repeated="6"/>
        </table:table-row>
        <table:table-row table:style-name="ro1">
          <table:table-cell office:value-type="float" office:value="6.0062" calcext:value-type="float">
            <text:p>6.0062</text:p>
          </table:table-cell>
          <table:table-cell office:value-type="float" office:value="1.2784" calcext:value-type="float">
            <text:p>1.2784</text:p>
          </table:table-cell>
          <table:table-cell table:number-columns-repeated="6"/>
        </table:table-row>
        <table:table-row table:style-name="ro1">
          <table:table-cell office:value-type="float" office:value="7.2259" calcext:value-type="float">
            <text:p>7.2259</text:p>
          </table:table-cell>
          <table:table-cell office:value-type="float" office:value="3.3411" calcext:value-type="float">
            <text:p>3.3411</text:p>
          </table:table-cell>
          <table:table-cell table:number-columns-repeated="6"/>
        </table:table-row>
        <table:table-row table:style-name="ro1">
          <table:table-cell office:value-type="float" office:value="5.0269" calcext:value-type="float">
            <text:p>5.0269</text:p>
          </table:table-cell>
          <table:table-cell office:value-type="float" office:value="-2.6807" calcext:value-type="float">
            <text:p>-2.6807</text:p>
          </table:table-cell>
          <table:table-cell table:number-columns-repeated="6"/>
        </table:table-row>
        <table:table-row table:style-name="ro1">
          <table:table-cell office:value-type="float" office:value="6.5479" calcext:value-type="float">
            <text:p>6.5479</text:p>
          </table:table-cell>
          <table:table-cell office:value-type="float" office:value="0.29678" calcext:value-type="float">
            <text:p>0.29678</text:p>
          </table:table-cell>
          <table:table-cell table:number-columns-repeated="6"/>
        </table:table-row>
        <table:table-row table:style-name="ro1">
          <table:table-cell office:value-type="float" office:value="7.5386" calcext:value-type="float">
            <text:p>7.5386</text:p>
          </table:table-cell>
          <table:table-cell office:value-type="float" office:value="3.8845" calcext:value-type="float">
            <text:p>3.8845</text:p>
          </table:table-cell>
          <table:table-cell table:number-columns-repeated="6"/>
        </table:table-row>
        <table:table-row table:style-name="ro1">
          <table:table-cell office:value-type="float" office:value="5.0365" calcext:value-type="float">
            <text:p>5.0365</text:p>
          </table:table-cell>
          <table:table-cell office:value-type="float" office:value="5.7014" calcext:value-type="float">
            <text:p>5.7014</text:p>
          </table:table-cell>
          <table:table-cell table:number-columns-repeated="6"/>
        </table:table-row>
        <table:table-row table:style-name="ro1">
          <table:table-cell office:value-type="float" office:value="10.274" calcext:value-type="float">
            <text:p>10.274</text:p>
          </table:table-cell>
          <table:table-cell office:value-type="float" office:value="6.7526" calcext:value-type="float">
            <text:p>6.7526</text:p>
          </table:table-cell>
          <table:table-cell table:number-columns-repeated="6"/>
        </table:table-row>
        <table:table-row table:style-name="ro1">
          <table:table-cell office:value-type="float" office:value="5.1077" calcext:value-type="float">
            <text:p>5.1077</text:p>
          </table:table-cell>
          <table:table-cell office:value-type="float" office:value="2.0576" calcext:value-type="float">
            <text:p>2.0576</text:p>
          </table:table-cell>
          <table:table-cell table:number-columns-repeated="6"/>
        </table:table-row>
        <table:table-row table:style-name="ro1">
          <table:table-cell office:value-type="float" office:value="5.7292" calcext:value-type="float">
            <text:p>5.7292</text:p>
          </table:table-cell>
          <table:table-cell office:value-type="float" office:value="0.47953" calcext:value-type="float">
            <text:p>0.47953</text:p>
          </table:table-cell>
          <table:table-cell table:number-columns-repeated="6"/>
        </table:table-row>
        <table:table-row table:style-name="ro1">
          <table:table-cell office:value-type="float" office:value="5.1884" calcext:value-type="float">
            <text:p>5.1884</text:p>
          </table:table-cell>
          <table:table-cell office:value-type="float" office:value="0.20421" calcext:value-type="float">
            <text:p>0.20421</text:p>
          </table:table-cell>
          <table:table-cell table:number-columns-repeated="6"/>
        </table:table-row>
        <table:table-row table:style-name="ro1">
          <table:table-cell office:value-type="float" office:value="6.3557" calcext:value-type="float">
            <text:p>6.3557</text:p>
          </table:table-cell>
          <table:table-cell office:value-type="float" office:value="0.67861" calcext:value-type="float">
            <text:p>0.67861</text:p>
          </table:table-cell>
          <table:table-cell table:number-columns-repeated="6"/>
        </table:table-row>
        <table:table-row table:style-name="ro1">
          <table:table-cell office:value-type="float" office:value="9.7687" calcext:value-type="float">
            <text:p>9.7687</text:p>
          </table:table-cell>
          <table:table-cell office:value-type="float" office:value="7.5435" calcext:value-type="float">
            <text:p>7.5435</text:p>
          </table:table-cell>
          <table:table-cell table:number-columns-repeated="6"/>
        </table:table-row>
        <table:table-row table:style-name="ro1">
          <table:table-cell office:value-type="float" office:value="6.5159" calcext:value-type="float">
            <text:p>6.5159</text:p>
          </table:table-cell>
          <table:table-cell office:value-type="float" office:value="5.3436" calcext:value-type="float">
            <text:p>5.3436</text:p>
          </table:table-cell>
          <table:table-cell table:number-columns-repeated="6"/>
        </table:table-row>
        <table:table-row table:style-name="ro1">
          <table:table-cell office:value-type="float" office:value="8.5172" calcext:value-type="float">
            <text:p>8.5172</text:p>
          </table:table-cell>
          <table:table-cell office:value-type="float" office:value="4.2415" calcext:value-type="float">
            <text:p>4.2415</text:p>
          </table:table-cell>
          <table:table-cell table:number-columns-repeated="6"/>
        </table:table-row>
        <table:table-row table:style-name="ro1">
          <table:table-cell office:value-type="float" office:value="9.1802" calcext:value-type="float">
            <text:p>9.1802</text:p>
          </table:table-cell>
          <table:table-cell office:value-type="float" office:value="6.7981" calcext:value-type="float">
            <text:p>6.7981</text:p>
          </table:table-cell>
          <table:table-cell table:number-columns-repeated="6"/>
        </table:table-row>
        <table:table-row table:style-name="ro1">
          <table:table-cell office:value-type="float" office:value="6.002" calcext:value-type="float">
            <text:p>6.002</text:p>
          </table:table-cell>
          <table:table-cell office:value-type="float" office:value="0.92695" calcext:value-type="float">
            <text:p>0.92695</text:p>
          </table:table-cell>
          <table:table-cell table:number-columns-repeated="6"/>
        </table:table-row>
        <table:table-row table:style-name="ro1">
          <table:table-cell office:value-type="float" office:value="5.5204" calcext:value-type="float">
            <text:p>5.5204</text:p>
          </table:table-cell>
          <table:table-cell office:value-type="float" office:value="0.152" calcext:value-type="float">
            <text:p>0.152</text:p>
          </table:table-cell>
          <table:table-cell table:number-columns-repeated="6"/>
        </table:table-row>
        <table:table-row table:style-name="ro1">
          <table:table-cell office:value-type="float" office:value="5.0594" calcext:value-type="float">
            <text:p>5.0594</text:p>
          </table:table-cell>
          <table:table-cell office:value-type="float" office:value="2.8214" calcext:value-type="float">
            <text:p>2.8214</text:p>
          </table:table-cell>
          <table:table-cell table:number-columns-repeated="6"/>
        </table:table-row>
        <table:table-row table:style-name="ro1">
          <table:table-cell office:value-type="float" office:value="5.7077" calcext:value-type="float">
            <text:p>5.7077</text:p>
          </table:table-cell>
          <table:table-cell office:value-type="float" office:value="1.8451" calcext:value-type="float">
            <text:p>1.8451</text:p>
          </table:table-cell>
          <table:table-cell table:number-columns-repeated="6"/>
        </table:table-row>
        <table:table-row table:style-name="ro1">
          <table:table-cell office:value-type="float" office:value="7.6366" calcext:value-type="float">
            <text:p>7.6366</text:p>
          </table:table-cell>
          <table:table-cell office:value-type="float" office:value="4.2959" calcext:value-type="float">
            <text:p>4.2959</text:p>
          </table:table-cell>
          <table:table-cell table:number-columns-repeated="6"/>
        </table:table-row>
        <table:table-row table:style-name="ro1">
          <table:table-cell office:value-type="float" office:value="5.8707" calcext:value-type="float">
            <text:p>5.8707</text:p>
          </table:table-cell>
          <table:table-cell office:value-type="float" office:value="7.2029" calcext:value-type="float">
            <text:p>7.2029</text:p>
          </table:table-cell>
          <table:table-cell table:number-columns-repeated="6"/>
        </table:table-row>
        <table:table-row table:style-name="ro1">
          <table:table-cell office:value-type="float" office:value="5.3054" calcext:value-type="float">
            <text:p>5.3054</text:p>
          </table:table-cell>
          <table:table-cell office:value-type="float" office:value="1.9869" calcext:value-type="float">
            <text:p>1.9869</text:p>
          </table:table-cell>
          <table:table-cell table:number-columns-repeated="6"/>
        </table:table-row>
        <table:table-row table:style-name="ro1">
          <table:table-cell office:value-type="float" office:value="8.2934" calcext:value-type="float">
            <text:p>8.2934</text:p>
          </table:table-cell>
          <table:table-cell office:value-type="float" office:value="0.14454" calcext:value-type="float">
            <text:p>0.14454</text:p>
          </table:table-cell>
          <table:table-cell table:number-columns-repeated="6"/>
        </table:table-row>
        <table:table-row table:style-name="ro1">
          <table:table-cell office:value-type="float" office:value="13.394" calcext:value-type="float">
            <text:p>13.394</text:p>
          </table:table-cell>
          <table:table-cell office:value-type="float" office:value="9.0551" calcext:value-type="float">
            <text:p>9.0551</text:p>
          </table:table-cell>
          <table:table-cell table:number-columns-repeated="6"/>
        </table:table-row>
        <table:table-row table:style-name="ro1">
          <table:table-cell office:value-type="float" office:value="5.4369" calcext:value-type="float">
            <text:p>5.4369</text:p>
          </table:table-cell>
          <table:table-cell office:value-type="float" office:value="0.61705" calcext:value-type="float">
            <text:p>0.6170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7T22:08:32.086367756</dc:date>
    <meta:editing-duration>PT1H36M31S</meta:editing-duration>
    <meta:editing-cycles>1</meta:editing-cycles>
    <meta:document-statistic meta:table-count="1" meta:cell-count="338" meta:object-count="2"/>
    <meta:generator>LibreOffice/7.5.7.1$Linux_X86_64 LibreOffice_project/50$Build-1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27cm" style:legend-expansion="high" chart:style-name="ch2"/>
        <chart:plot-area chart:style-name="ch3" table:cell-range-address="regresion_1.A1:regresion_1.B97" svg:x="0.32cm" svg:y="0.18cm" svg:width="13.097cm" svg:height="8.64cm">
          <chart:coordinate-region svg:x="0.941cm" svg:y="0.353cm" svg:width="12.289cm" svg:height="8.2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gresion_1.B1:regresion_1.B97" chart:class="chart:scatter">
            <chart:domain table:cell-range-address="regresion_1.A1:regresion_1.A97"/>
            <chart:data-point chart:repeated="9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1101">
                <text:p>6.1101</text:p>
                <draw:g>
                  <svg:desc>regresion_1.A1:regresion_1.A97</svg:desc>
                </draw:g>
              </table:table-cell>
              <table:table-cell office:value-type="float" office:value="17.592">
                <text:p>17.592</text:p>
                <draw:g>
                  <svg:desc>regresion_1.B1:regresion_1.B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5277">
                <text:p>5.5277</text:p>
              </table:table-cell>
              <table:table-cell office:value-type="float" office:value="9.1302">
                <text:p>9.13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5186">
                <text:p>8.5186</text:p>
              </table:table-cell>
              <table:table-cell office:value-type="float" office:value="13.662">
                <text:p>13.6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0032">
                <text:p>7.0032</text:p>
              </table:table-cell>
              <table:table-cell office:value-type="float" office:value="11.854">
                <text:p>11.8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8598">
                <text:p>5.8598</text:p>
              </table:table-cell>
              <table:table-cell office:value-type="float" office:value="6.8233">
                <text:p>6.82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3829">
                <text:p>8.3829</text:p>
              </table:table-cell>
              <table:table-cell office:value-type="float" office:value="11.886">
                <text:p>11.8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4764">
                <text:p>7.4764</text:p>
              </table:table-cell>
              <table:table-cell office:value-type="float" office:value="4.3483">
                <text:p>4.34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5781">
                <text:p>8.57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4862">
                <text:p>6.4862</text:p>
              </table:table-cell>
              <table:table-cell office:value-type="float" office:value="6.5987">
                <text:p>6.59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0546">
                <text:p>5.0546</text:p>
              </table:table-cell>
              <table:table-cell office:value-type="float" office:value="3.8166">
                <text:p>3.81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7107">
                <text:p>5.7107</text:p>
              </table:table-cell>
              <table:table-cell office:value-type="float" office:value="3.2522">
                <text:p>3.25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164">
                <text:p>14.164</text:p>
              </table:table-cell>
              <table:table-cell office:value-type="float" office:value="15.505">
                <text:p>15.5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734">
                <text:p>5.734</text:p>
              </table:table-cell>
              <table:table-cell office:value-type="float" office:value="3.1551">
                <text:p>3.15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4084">
                <text:p>8.4084</text:p>
              </table:table-cell>
              <table:table-cell office:value-type="float" office:value="7.2258">
                <text:p>7.22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6407">
                <text:p>5.6407</text:p>
              </table:table-cell>
              <table:table-cell office:value-type="float" office:value="0.71618">
                <text:p>0.716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3794">
                <text:p>5.3794</text:p>
              </table:table-cell>
              <table:table-cell office:value-type="float" office:value="3.5129">
                <text:p>3.51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3654">
                <text:p>6.3654</text:p>
              </table:table-cell>
              <table:table-cell office:value-type="float" office:value="5.3048">
                <text:p>5.30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1301">
                <text:p>5.1301</text:p>
              </table:table-cell>
              <table:table-cell office:value-type="float" office:value="0.56077">
                <text:p>0.560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4296">
                <text:p>6.4296</text:p>
              </table:table-cell>
              <table:table-cell office:value-type="float" office:value="3.6518">
                <text:p>3.65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0708">
                <text:p>7.0708</text:p>
              </table:table-cell>
              <table:table-cell office:value-type="float" office:value="5.3893">
                <text:p>5.38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1891">
                <text:p>6.1891</text:p>
              </table:table-cell>
              <table:table-cell office:value-type="float" office:value="3.1386">
                <text:p>3.13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.27">
                <text:p>20.27</text:p>
              </table:table-cell>
              <table:table-cell office:value-type="float" office:value="21.767">
                <text:p>21.7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4901">
                <text:p>5.4901</text:p>
              </table:table-cell>
              <table:table-cell office:value-type="float" office:value="4.263">
                <text:p>4.2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3261">
                <text:p>6.3261</text:p>
              </table:table-cell>
              <table:table-cell office:value-type="float" office:value="5.1875">
                <text:p>5.1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5649">
                <text:p>5.5649</text:p>
              </table:table-cell>
              <table:table-cell office:value-type="float" office:value="3.0825">
                <text:p>3.08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.945">
                <text:p>18.945</text:p>
              </table:table-cell>
              <table:table-cell office:value-type="float" office:value="22.638">
                <text:p>22.6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828">
                <text:p>12.828</text:p>
              </table:table-cell>
              <table:table-cell office:value-type="float" office:value="13.501">
                <text:p>13.5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.957">
                <text:p>10.957</text:p>
              </table:table-cell>
              <table:table-cell office:value-type="float" office:value="7.0467">
                <text:p>7.04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176">
                <text:p>13.176</text:p>
              </table:table-cell>
              <table:table-cell office:value-type="float" office:value="14.692">
                <text:p>14.6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.203">
                <text:p>22.203</text:p>
              </table:table-cell>
              <table:table-cell office:value-type="float" office:value="24.147">
                <text:p>24.1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2524">
                <text:p>5.2524</text:p>
              </table:table-cell>
              <table:table-cell office:value-type="float" office:value="-1.22">
                <text:p>-1.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5894">
                <text:p>6.5894</text:p>
              </table:table-cell>
              <table:table-cell office:value-type="float" office:value="5.9966">
                <text:p>5.99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2482">
                <text:p>9.2482</text:p>
              </table:table-cell>
              <table:table-cell office:value-type="float" office:value="12.134">
                <text:p>12.1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8918">
                <text:p>5.8918</text:p>
              </table:table-cell>
              <table:table-cell office:value-type="float" office:value="1.8495">
                <text:p>1.84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.2111">
                <text:p>8.2111</text:p>
              </table:table-cell>
              <table:table-cell office:value-type="float" office:value="6.5426">
                <text:p>6.54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9334">
                <text:p>7.9334</text:p>
              </table:table-cell>
              <table:table-cell office:value-type="float" office:value="4.5623">
                <text:p>4.56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.0959">
                <text:p>8.0959</text:p>
              </table:table-cell>
              <table:table-cell office:value-type="float" office:value="4.1164">
                <text:p>4.11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6063">
                <text:p>5.6063</text:p>
              </table:table-cell>
              <table:table-cell office:value-type="float" office:value="3.3928">
                <text:p>3.39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.836">
                <text:p>12.836</text:p>
              </table:table-cell>
              <table:table-cell office:value-type="float" office:value="10.117">
                <text:p>10.1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3534">
                <text:p>6.3534</text:p>
              </table:table-cell>
              <table:table-cell office:value-type="float" office:value="5.4974">
                <text:p>5.49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4069">
                <text:p>5.4069</text:p>
              </table:table-cell>
              <table:table-cell office:value-type="float" office:value="0.55657">
                <text:p>0.556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8825">
                <text:p>6.8825</text:p>
              </table:table-cell>
              <table:table-cell office:value-type="float" office:value="3.9115">
                <text:p>3.91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.708">
                <text:p>11.708</text:p>
              </table:table-cell>
              <table:table-cell office:value-type="float" office:value="5.3854">
                <text:p>5.38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7737">
                <text:p>5.7737</text:p>
              </table:table-cell>
              <table:table-cell office:value-type="float" office:value="2.4406">
                <text:p>2.44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8247">
                <text:p>7.8247</text:p>
              </table:table-cell>
              <table:table-cell office:value-type="float" office:value="6.7318">
                <text:p>6.73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0931">
                <text:p>7.0931</text:p>
              </table:table-cell>
              <table:table-cell office:value-type="float" office:value="1.0463">
                <text:p>1.04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0702">
                <text:p>5.0702</text:p>
              </table:table-cell>
              <table:table-cell office:value-type="float" office:value="5.1337">
                <text:p>5.13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8014">
                <text:p>5.8014</text:p>
              </table:table-cell>
              <table:table-cell office:value-type="float" office:value="1.844">
                <text:p>1.8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.7">
                <text:p>11.7</text:p>
              </table:table-cell>
              <table:table-cell office:value-type="float" office:value="8.0043">
                <text:p>8.00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5416">
                <text:p>5.5416</text:p>
              </table:table-cell>
              <table:table-cell office:value-type="float" office:value="1.0179">
                <text:p>1.01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5402">
                <text:p>7.5402</text:p>
              </table:table-cell>
              <table:table-cell office:value-type="float" office:value="6.7504">
                <text:p>6.75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3077">
                <text:p>5.3077</text:p>
              </table:table-cell>
              <table:table-cell office:value-type="float" office:value="1.8396">
                <text:p>1.83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.4239">
                <text:p>7.4239</text:p>
              </table:table-cell>
              <table:table-cell office:value-type="float" office:value="4.2885">
                <text:p>4.28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6031">
                <text:p>7.6031</text:p>
              </table:table-cell>
              <table:table-cell office:value-type="float" office:value="4.9981">
                <text:p>4.99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3328">
                <text:p>6.3328</text:p>
              </table:table-cell>
              <table:table-cell office:value-type="float" office:value="1.4233">
                <text:p>1.42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3589">
                <text:p>6.3589</text:p>
              </table:table-cell>
              <table:table-cell office:value-type="float" office:value="-1.4211">
                <text:p>-1.42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2742">
                <text:p>6.2742</text:p>
              </table:table-cell>
              <table:table-cell office:value-type="float" office:value="2.4756">
                <text:p>2.47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6397">
                <text:p>5.6397</text:p>
              </table:table-cell>
              <table:table-cell office:value-type="float" office:value="4.6042">
                <text:p>4.60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3102">
                <text:p>9.3102</text:p>
              </table:table-cell>
              <table:table-cell office:value-type="float" office:value="3.9624">
                <text:p>3.96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4536">
                <text:p>9.4536</text:p>
              </table:table-cell>
              <table:table-cell office:value-type="float" office:value="5.4141">
                <text:p>5.41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.8254">
                <text:p>8.8254</text:p>
              </table:table-cell>
              <table:table-cell office:value-type="float" office:value="5.1694">
                <text:p>5.16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1793">
                <text:p>5.1793</text:p>
              </table:table-cell>
              <table:table-cell office:value-type="float" office:value="-0.74279">
                <text:p>-0.742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.279">
                <text:p>21.279</text:p>
              </table:table-cell>
              <table:table-cell office:value-type="float" office:value="17.929">
                <text:p>17.9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.908">
                <text:p>14.908</text:p>
              </table:table-cell>
              <table:table-cell office:value-type="float" office:value="12.054">
                <text:p>12.0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.959">
                <text:p>18.959</text:p>
              </table:table-cell>
              <table:table-cell office:value-type="float" office:value="17.054">
                <text:p>17.0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2182">
                <text:p>7.2182</text:p>
              </table:table-cell>
              <table:table-cell office:value-type="float" office:value="4.8852">
                <text:p>4.88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.2951">
                <text:p>8.2951</text:p>
              </table:table-cell>
              <table:table-cell office:value-type="float" office:value="5.7442">
                <text:p>5.74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236">
                <text:p>10.236</text:p>
              </table:table-cell>
              <table:table-cell office:value-type="float" office:value="7.7754">
                <text:p>7.77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4994">
                <text:p>5.4994</text:p>
              </table:table-cell>
              <table:table-cell office:value-type="float" office:value="1.0173">
                <text:p>1.01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.341">
                <text:p>20.341</text:p>
              </table:table-cell>
              <table:table-cell office:value-type="float" office:value="20.992">
                <text:p>20.9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.136">
                <text:p>10.136</text:p>
              </table:table-cell>
              <table:table-cell office:value-type="float" office:value="6.6799">
                <text:p>6.67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3345">
                <text:p>7.3345</text:p>
              </table:table-cell>
              <table:table-cell office:value-type="float" office:value="4.0259">
                <text:p>4.02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0062">
                <text:p>6.0062</text:p>
              </table:table-cell>
              <table:table-cell office:value-type="float" office:value="1.2784">
                <text:p>1.27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2259">
                <text:p>7.2259</text:p>
              </table:table-cell>
              <table:table-cell office:value-type="float" office:value="3.3411">
                <text:p>3.34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0269">
                <text:p>5.0269</text:p>
              </table:table-cell>
              <table:table-cell office:value-type="float" office:value="-2.6807">
                <text:p>-2.68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5479">
                <text:p>6.5479</text:p>
              </table:table-cell>
              <table:table-cell office:value-type="float" office:value="0.29678">
                <text:p>0.296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5386">
                <text:p>7.5386</text:p>
              </table:table-cell>
              <table:table-cell office:value-type="float" office:value="3.8845">
                <text:p>3.88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0365">
                <text:p>5.0365</text:p>
              </table:table-cell>
              <table:table-cell office:value-type="float" office:value="5.7014">
                <text:p>5.70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.274">
                <text:p>10.274</text:p>
              </table:table-cell>
              <table:table-cell office:value-type="float" office:value="6.7526">
                <text:p>6.75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1077">
                <text:p>5.1077</text:p>
              </table:table-cell>
              <table:table-cell office:value-type="float" office:value="2.0576">
                <text:p>2.05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7292">
                <text:p>5.7292</text:p>
              </table:table-cell>
              <table:table-cell office:value-type="float" office:value="0.47953">
                <text:p>0.479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1884">
                <text:p>5.1884</text:p>
              </table:table-cell>
              <table:table-cell office:value-type="float" office:value="0.20421">
                <text:p>0.204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3557">
                <text:p>6.3557</text:p>
              </table:table-cell>
              <table:table-cell office:value-type="float" office:value="0.67861">
                <text:p>0.678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.7687">
                <text:p>9.7687</text:p>
              </table:table-cell>
              <table:table-cell office:value-type="float" office:value="7.5435">
                <text:p>7.54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5159">
                <text:p>6.5159</text:p>
              </table:table-cell>
              <table:table-cell office:value-type="float" office:value="5.3436">
                <text:p>5.34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172">
                <text:p>8.5172</text:p>
              </table:table-cell>
              <table:table-cell office:value-type="float" office:value="4.2415">
                <text:p>4.24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.1802">
                <text:p>9.1802</text:p>
              </table:table-cell>
              <table:table-cell office:value-type="float" office:value="6.7981">
                <text:p>6.79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002">
                <text:p>6.002</text:p>
              </table:table-cell>
              <table:table-cell office:value-type="float" office:value="0.92695">
                <text:p>0.926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5204">
                <text:p>5.5204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0594">
                <text:p>5.0594</text:p>
              </table:table-cell>
              <table:table-cell office:value-type="float" office:value="2.8214">
                <text:p>2.82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7077">
                <text:p>5.7077</text:p>
              </table:table-cell>
              <table:table-cell office:value-type="float" office:value="1.8451">
                <text:p>1.84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6366">
                <text:p>7.6366</text:p>
              </table:table-cell>
              <table:table-cell office:value-type="float" office:value="4.2959">
                <text:p>4.29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8707">
                <text:p>5.8707</text:p>
              </table:table-cell>
              <table:table-cell office:value-type="float" office:value="7.2029">
                <text:p>7.20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3054">
                <text:p>5.3054</text:p>
              </table:table-cell>
              <table:table-cell office:value-type="float" office:value="1.9869">
                <text:p>1.98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2934">
                <text:p>8.2934</text:p>
              </table:table-cell>
              <table:table-cell office:value-type="float" office:value="0.14454">
                <text:p>0.144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.394">
                <text:p>13.394</text:p>
              </table:table-cell>
              <table:table-cell office:value-type="float" office:value="9.0551">
                <text:p>9.05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4369">
                <text:p>5.4369</text:p>
              </table:table-cell>
              <table:table-cell office:value-type="float" office:value="0.61705">
                <text:p>0.617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05cm" chart:symbol-height="0.05cm" chart:link-data-style-to-source="true" chart:label-position="top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diamond" chart:symbol-width="0.1cm" chart:symbol-height="0.1cm"/>
    </style:style>
    <style:style style:name="ch9" style:family="chart">
      <style:chart-properties chart:solid-type="cuboid" chart:symbol-type="named-symbol" chart:symbol-name="diamond" chart:symbol-width="0.05cm" chart:symbol-height="0.05cm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83cm" svg:height="14.925cm" xlink:href=".." xlink:type="simple" chart:class="chart:scatter" chart:style-name="ch1">
        <chart:legend chart:legend-position="end" svg:x="18.21cm" svg:y="6.967cm" style:legend-expansion="high" chart:style-name="ch2"/>
        <chart:plot-area chart:style-name="ch3" table:cell-range-address="regresion_1.A1:regresion_1.A1 regresion_1.C1:regresion_1.C1 regresion_1.D10:regresion_1.E70 regresion_1.F1:regresion_1.F1 regresion_1.B1:regresion_1.B97" chart:data-source-has-labels="both" svg:x="0.188cm" svg:y="0.23cm" svg:width="18.356cm" svg:height="14.326cm">
          <chart:coordinate-region svg:x="0.809cm" svg:y="0.403cm" svg:width="17.548cm" svg:height="13.981cm"/>
          <chart:axis chart:dimension="x" chart:name="primary-x" chart:style-name="ch4" chartooo:axis-type="auto">
            <chart:title svg:x="0cm" svg:y="0cm" chart:style-name="ch5">
              <text:p>Title</text:p>
            </chart:title>
            <chart:categories table:cell-range-address="regresion_1.C1:regresion_1.C1"/>
          </chart:axis>
          <chart:axis chart:dimension="y" chart:name="primary-y" chart:style-name="ch4"/>
          <chart:axis chart:dimension="y" chart:name="secondary-y" chart:style-name="ch6"/>
          <chart:series chart:attached-axis="primary-y" chart:style-name="ch7" chart:values-cell-range-address="regresion_1.E10:regresion_1.E70" chart:label-cell-address="regresion_1.F1:regresion_1.F1" chart:class="chart:scatter">
            <chart:domain table:cell-range-address="regresion_1.D10:regresion_1.D70"/>
            <chart:data-point chart:repeated="37"/>
            <chart:data-point chart:style-name="ch8"/>
            <chart:data-point chart:repeated="2"/>
            <chart:data-point chart:style-name="ch9"/>
            <chart:data-point chart:repeated="20"/>
          </chart:series>
          <chart:series chart:attached-axis="primary-y" chart:style-name="ch10" chart:values-cell-range-address="regresion_1.B1:regresion_1.B97" chart:label-cell-address="regresion_1.C1:regresion_1.C1" chart:class="chart:scatter">
            <chart:domain table:cell-range-address="regresion_1.A1:regresion_1.A70"/>
            <chart:data-point chart:repeated="9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Hipotesis</text:p>
                <draw:g>
                  <svg:desc>regresion_1.F1:regresion_1.F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Data Set</text:p>
                <draw:g>
                  <svg:desc>regresion_1.C1:regresion_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ata Set</text:p>
                <draw:g>
                  <svg:desc>regresion_1.C1:regresion_1.C1</svg:desc>
                </draw:g>
              </table:table-cell>
              <table:table-cell office:value-type="float" office:value="5">
                <text:p>5</text:p>
                <draw:g>
                  <svg:desc>regresion_1.D10:regresion_1.D70</svg:desc>
                </draw:g>
              </table:table-cell>
              <table:table-cell office:value-type="float" office:value="4.19346691081876">
                <text:p>4.19346691081876</text:p>
                <draw:g>
                  <svg:desc>regresion_1.E10:regresion_1.E70</svg:desc>
                </draw:g>
              </table:table-cell>
              <table:table-cell office:value-type="float" office:value="6.1101">
                <text:p>6.1101</text:p>
                <draw:g>
                  <svg:desc>regresion_1.A1:regresion_1.A70</svg:desc>
                </draw:g>
              </table:table-cell>
              <table:table-cell office:value-type="float" office:value="17.592">
                <text:p>17.592</text:p>
                <draw:g>
                  <svg:desc>regresion_1.B1:regresion_1.B97</svg:desc>
                </draw:g>
              </table:table-cell>
            </table:table-row>
            <table:table-row>
              <table:table-cell office:value-type="string"/>
              <table:table-cell office:value-type="float" office:value="5.5">
                <text:p>5.5</text:p>
              </table:table-cell>
              <table:table-cell office:value-type="float" office:value="4.55950478784678">
                <text:p>4.55950478784678</text:p>
              </table:table-cell>
              <table:table-cell office:value-type="float" office:value="5.5277">
                <text:p>5.5277</text:p>
              </table:table-cell>
              <table:table-cell office:value-type="float" office:value="9.1302">
                <text:p>9.1302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4.9255426648748">
                <text:p>4.9255426648748</text:p>
              </table:table-cell>
              <table:table-cell office:value-type="float" office:value="8.5186">
                <text:p>8.5186</text:p>
              </table:table-cell>
              <table:table-cell office:value-type="float" office:value="13.662">
                <text:p>13.662</text:p>
              </table:table-cell>
            </table:table-row>
            <table:table-row>
              <table:table-cell office:value-type="string"/>
              <table:table-cell office:value-type="float" office:value="6.5">
                <text:p>6.5</text:p>
              </table:table-cell>
              <table:table-cell office:value-type="float" office:value="5.29158054190283">
                <text:p>5.29158054190283</text:p>
              </table:table-cell>
              <table:table-cell office:value-type="float" office:value="7.0032">
                <text:p>7.0032</text:p>
              </table:table-cell>
              <table:table-cell office:value-type="float" office:value="11.854">
                <text:p>11.854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5.65761841893085">
                <text:p>5.65761841893085</text:p>
              </table:table-cell>
              <table:table-cell office:value-type="float" office:value="5.8598">
                <text:p>5.8598</text:p>
              </table:table-cell>
              <table:table-cell office:value-type="float" office:value="6.8233">
                <text:p>6.8233</text:p>
              </table:table-cell>
            </table:table-row>
            <table:table-row>
              <table:table-cell office:value-type="string"/>
              <table:table-cell office:value-type="float" office:value="7.5">
                <text:p>7.5</text:p>
              </table:table-cell>
              <table:table-cell office:value-type="float" office:value="6.02365629595887">
                <text:p>6.02365629595887</text:p>
              </table:table-cell>
              <table:table-cell office:value-type="float" office:value="8.3829">
                <text:p>8.3829</text:p>
              </table:table-cell>
              <table:table-cell office:value-type="float" office:value="11.886">
                <text:p>11.886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6.38969417298689">
                <text:p>6.38969417298689</text:p>
              </table:table-cell>
              <table:table-cell office:value-type="float" office:value="7.4764">
                <text:p>7.4764</text:p>
              </table:table-cell>
              <table:table-cell office:value-type="float" office:value="4.3483">
                <text:p>4.3483</text:p>
              </table:table-cell>
            </table:table-row>
            <table:table-row>
              <table:table-cell office:value-type="string"/>
              <table:table-cell office:value-type="float" office:value="8.5">
                <text:p>8.5</text:p>
              </table:table-cell>
              <table:table-cell office:value-type="float" office:value="6.75573205001491">
                <text:p>6.75573205001491</text:p>
              </table:table-cell>
              <table:table-cell office:value-type="float" office:value="8.5781">
                <text:p>8.57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7.12176992704294">
                <text:p>7.12176992704294</text:p>
              </table:table-cell>
              <table:table-cell office:value-type="float" office:value="6.4862">
                <text:p>6.4862</text:p>
              </table:table-cell>
              <table:table-cell office:value-type="float" office:value="6.5987">
                <text:p>6.5987</text:p>
              </table:table-cell>
            </table:table-row>
            <table:table-row>
              <table:table-cell office:value-type="string"/>
              <table:table-cell office:value-type="float" office:value="9.5">
                <text:p>9.5</text:p>
              </table:table-cell>
              <table:table-cell office:value-type="float" office:value="7.48780780407096">
                <text:p>7.48780780407096</text:p>
              </table:table-cell>
              <table:table-cell office:value-type="float" office:value="5.0546">
                <text:p>5.0546</text:p>
              </table:table-cell>
              <table:table-cell office:value-type="float" office:value="3.8166">
                <text:p>3.8166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7.85384568109898">
                <text:p>7.85384568109898</text:p>
              </table:table-cell>
              <table:table-cell office:value-type="float" office:value="5.7107">
                <text:p>5.7107</text:p>
              </table:table-cell>
              <table:table-cell office:value-type="float" office:value="3.2522">
                <text:p>3.2522</text:p>
              </table:table-cell>
            </table:table-row>
            <table:table-row>
              <table:table-cell office:value-type="string"/>
              <table:table-cell office:value-type="float" office:value="10.5">
                <text:p>10.5</text:p>
              </table:table-cell>
              <table:table-cell office:value-type="float" office:value="8.219883558127">
                <text:p>8.219883558127</text:p>
              </table:table-cell>
              <table:table-cell office:value-type="float" office:value="14.164">
                <text:p>14.164</text:p>
              </table:table-cell>
              <table:table-cell office:value-type="float" office:value="15.505">
                <text:p>15.505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8.58592143515502">
                <text:p>8.58592143515502</text:p>
              </table:table-cell>
              <table:table-cell office:value-type="float" office:value="5.734">
                <text:p>5.734</text:p>
              </table:table-cell>
              <table:table-cell office:value-type="float" office:value="3.1551">
                <text:p>3.1551</text:p>
              </table:table-cell>
            </table:table-row>
            <table:table-row>
              <table:table-cell office:value-type="string"/>
              <table:table-cell office:value-type="float" office:value="11.5">
                <text:p>11.5</text:p>
              </table:table-cell>
              <table:table-cell office:value-type="float" office:value="8.95195931218304">
                <text:p>8.95195931218304</text:p>
              </table:table-cell>
              <table:table-cell office:value-type="float" office:value="8.4084">
                <text:p>8.4084</text:p>
              </table:table-cell>
              <table:table-cell office:value-type="float" office:value="7.2258">
                <text:p>7.2258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9.31799718921107">
                <text:p>9.31799718921107</text:p>
              </table:table-cell>
              <table:table-cell office:value-type="float" office:value="5.6407">
                <text:p>5.6407</text:p>
              </table:table-cell>
              <table:table-cell office:value-type="float" office:value="0.71618">
                <text:p>0.71618</text:p>
              </table:table-cell>
            </table:table-row>
            <table:table-row>
              <table:table-cell office:value-type="string"/>
              <table:table-cell office:value-type="float" office:value="12.5">
                <text:p>12.5</text:p>
              </table:table-cell>
              <table:table-cell office:value-type="float" office:value="9.68403506623909">
                <text:p>9.68403506623909</text:p>
              </table:table-cell>
              <table:table-cell office:value-type="float" office:value="5.3794">
                <text:p>5.3794</text:p>
              </table:table-cell>
              <table:table-cell office:value-type="float" office:value="3.5129">
                <text:p>3.5129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10.0500729432671">
                <text:p>10.0500729432671</text:p>
              </table:table-cell>
              <table:table-cell office:value-type="float" office:value="6.3654">
                <text:p>6.3654</text:p>
              </table:table-cell>
              <table:table-cell office:value-type="float" office:value="5.3048">
                <text:p>5.3048</text:p>
              </table:table-cell>
            </table:table-row>
            <table:table-row>
              <table:table-cell office:value-type="string"/>
              <table:table-cell office:value-type="float" office:value="13.5">
                <text:p>13.5</text:p>
              </table:table-cell>
              <table:table-cell office:value-type="float" office:value="10.4161108202951">
                <text:p>10.4161108202951</text:p>
              </table:table-cell>
              <table:table-cell office:value-type="float" office:value="5.1301">
                <text:p>5.1301</text:p>
              </table:table-cell>
              <table:table-cell office:value-type="float" office:value="0.56077">
                <text:p>0.56077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10.7821486973232">
                <text:p>10.7821486973232</text:p>
              </table:table-cell>
              <table:table-cell office:value-type="float" office:value="6.4296">
                <text:p>6.4296</text:p>
              </table:table-cell>
              <table:table-cell office:value-type="float" office:value="3.6518">
                <text:p>3.6518</text:p>
              </table:table-cell>
            </table:table-row>
            <table:table-row>
              <table:table-cell office:value-type="string"/>
              <table:table-cell office:value-type="float" office:value="14.5">
                <text:p>14.5</text:p>
              </table:table-cell>
              <table:table-cell office:value-type="float" office:value="11.1481865743512">
                <text:p>11.1481865743512</text:p>
              </table:table-cell>
              <table:table-cell office:value-type="float" office:value="7.0708">
                <text:p>7.0708</text:p>
              </table:table-cell>
              <table:table-cell office:value-type="float" office:value="5.3893">
                <text:p>5.3893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11.5142244513792">
                <text:p>11.5142244513792</text:p>
              </table:table-cell>
              <table:table-cell office:value-type="float" office:value="6.1891">
                <text:p>6.1891</text:p>
              </table:table-cell>
              <table:table-cell office:value-type="float" office:value="3.1386">
                <text:p>3.1386</text:p>
              </table:table-cell>
            </table:table-row>
            <table:table-row>
              <table:table-cell office:value-type="string"/>
              <table:table-cell office:value-type="float" office:value="15.5">
                <text:p>15.5</text:p>
              </table:table-cell>
              <table:table-cell office:value-type="float" office:value="11.8802623284072">
                <text:p>11.8802623284072</text:p>
              </table:table-cell>
              <table:table-cell office:value-type="float" office:value="20.27">
                <text:p>20.27</text:p>
              </table:table-cell>
              <table:table-cell office:value-type="float" office:value="21.767">
                <text:p>21.767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12.2463002054352">
                <text:p>12.2463002054352</text:p>
              </table:table-cell>
              <table:table-cell office:value-type="float" office:value="5.4901">
                <text:p>5.4901</text:p>
              </table:table-cell>
              <table:table-cell office:value-type="float" office:value="4.263">
                <text:p>4.263</text:p>
              </table:table-cell>
            </table:table-row>
            <table:table-row>
              <table:table-cell office:value-type="string"/>
              <table:table-cell office:value-type="float" office:value="16.5">
                <text:p>16.5</text:p>
              </table:table-cell>
              <table:table-cell office:value-type="float" office:value="12.6123380824633">
                <text:p>12.6123380824633</text:p>
              </table:table-cell>
              <table:table-cell office:value-type="float" office:value="6.3261">
                <text:p>6.3261</text:p>
              </table:table-cell>
              <table:table-cell office:value-type="float" office:value="5.1875">
                <text:p>5.1875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12.9783759594913">
                <text:p>12.9783759594913</text:p>
              </table:table-cell>
              <table:table-cell office:value-type="float" office:value="5.5649">
                <text:p>5.5649</text:p>
              </table:table-cell>
              <table:table-cell office:value-type="float" office:value="3.0825">
                <text:p>3.0825</text:p>
              </table:table-cell>
            </table:table-row>
            <table:table-row>
              <table:table-cell office:value-type="string"/>
              <table:table-cell office:value-type="float" office:value="17.5">
                <text:p>17.5</text:p>
              </table:table-cell>
              <table:table-cell office:value-type="float" office:value="13.3444138365193">
                <text:p>13.3444138365193</text:p>
              </table:table-cell>
              <table:table-cell office:value-type="float" office:value="18.945">
                <text:p>18.945</text:p>
              </table:table-cell>
              <table:table-cell office:value-type="float" office:value="22.638">
                <text:p>22.638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13.7104517135473">
                <text:p>13.7104517135473</text:p>
              </table:table-cell>
              <table:table-cell office:value-type="float" office:value="12.828">
                <text:p>12.828</text:p>
              </table:table-cell>
              <table:table-cell office:value-type="float" office:value="13.501">
                <text:p>13.501</text:p>
              </table:table-cell>
            </table:table-row>
            <table:table-row>
              <table:table-cell office:value-type="string"/>
              <table:table-cell office:value-type="float" office:value="18.5">
                <text:p>18.5</text:p>
              </table:table-cell>
              <table:table-cell office:value-type="float" office:value="14.0764895905754">
                <text:p>14.0764895905754</text:p>
              </table:table-cell>
              <table:table-cell office:value-type="float" office:value="10.957">
                <text:p>10.957</text:p>
              </table:table-cell>
              <table:table-cell office:value-type="float" office:value="7.0467">
                <text:p>7.0467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14.4425274676034">
                <text:p>14.4425274676034</text:p>
              </table:table-cell>
              <table:table-cell office:value-type="float" office:value="13.176">
                <text:p>13.176</text:p>
              </table:table-cell>
              <table:table-cell office:value-type="float" office:value="14.692">
                <text:p>14.692</text:p>
              </table:table-cell>
            </table:table-row>
            <table:table-row>
              <table:table-cell office:value-type="string"/>
              <table:table-cell office:value-type="float" office:value="19.5">
                <text:p>19.5</text:p>
              </table:table-cell>
              <table:table-cell office:value-type="float" office:value="14.8085653446314">
                <text:p>14.8085653446314</text:p>
              </table:table-cell>
              <table:table-cell office:value-type="float" office:value="22.203">
                <text:p>22.203</text:p>
              </table:table-cell>
              <table:table-cell office:value-type="float" office:value="24.147">
                <text:p>24.147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15.1746032216594">
                <text:p>15.1746032216594</text:p>
              </table:table-cell>
              <table:table-cell office:value-type="float" office:value="5.2524">
                <text:p>5.2524</text:p>
              </table:table-cell>
              <table:table-cell office:value-type="float" office:value="-1.22">
                <text:p>-1.22</text:p>
              </table:table-cell>
            </table:table-row>
            <table:table-row>
              <table:table-cell office:value-type="string"/>
              <table:table-cell office:value-type="float" office:value="20.5">
                <text:p>20.5</text:p>
              </table:table-cell>
              <table:table-cell office:value-type="float" office:value="15.5406410986874">
                <text:p>15.5406410986874</text:p>
              </table:table-cell>
              <table:table-cell office:value-type="float" office:value="6.5894">
                <text:p>6.5894</text:p>
              </table:table-cell>
              <table:table-cell office:value-type="float" office:value="5.9966">
                <text:p>5.9966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15.9066789757155">
                <text:p>15.9066789757155</text:p>
              </table:table-cell>
              <table:table-cell office:value-type="float" office:value="9.2482">
                <text:p>9.2482</text:p>
              </table:table-cell>
              <table:table-cell office:value-type="float" office:value="12.134">
                <text:p>12.134</text:p>
              </table:table-cell>
            </table:table-row>
            <table:table-row>
              <table:table-cell office:value-type="string"/>
              <table:table-cell office:value-type="float" office:value="21.5">
                <text:p>21.5</text:p>
              </table:table-cell>
              <table:table-cell office:value-type="float" office:value="16.2727168527435">
                <text:p>16.2727168527435</text:p>
              </table:table-cell>
              <table:table-cell office:value-type="float" office:value="5.8918">
                <text:p>5.8918</text:p>
              </table:table-cell>
              <table:table-cell office:value-type="float" office:value="1.8495">
                <text:p>1.8495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16.6387547297715">
                <text:p>16.6387547297715</text:p>
              </table:table-cell>
              <table:table-cell office:value-type="float" office:value="8.2111">
                <text:p>8.2111</text:p>
              </table:table-cell>
              <table:table-cell office:value-type="float" office:value="6.5426">
                <text:p>6.5426</text:p>
              </table:table-cell>
            </table:table-row>
            <table:table-row>
              <table:table-cell office:value-type="string"/>
              <table:table-cell office:value-type="float" office:value="22.5">
                <text:p>22.5</text:p>
              </table:table-cell>
              <table:table-cell office:value-type="float" office:value="17.0047926067995">
                <text:p>17.0047926067995</text:p>
              </table:table-cell>
              <table:table-cell office:value-type="float" office:value="7.9334">
                <text:p>7.9334</text:p>
              </table:table-cell>
              <table:table-cell office:value-type="float" office:value="4.5623">
                <text:p>4.5623</text:p>
              </table:table-cell>
            </table:table-row>
            <table:table-row>
              <table:table-cell office:value-type="string"/>
              <table:table-cell office:value-type="float" office:value="23">
                <text:p>23</text:p>
              </table:table-cell>
              <table:table-cell office:value-type="float" office:value="17.3708304838275">
                <text:p>17.3708304838275</text:p>
              </table:table-cell>
              <table:table-cell office:value-type="float" office:value="8.0959">
                <text:p>8.0959</text:p>
              </table:table-cell>
              <table:table-cell office:value-type="float" office:value="4.1164">
                <text:p>4.1164</text:p>
              </table:table-cell>
            </table:table-row>
            <table:table-row>
              <table:table-cell office:value-type="string"/>
              <table:table-cell office:value-type="float" office:value="23.5">
                <text:p>23.5</text:p>
              </table:table-cell>
              <table:table-cell office:value-type="float" office:value="17.7368683608556">
                <text:p>17.7368683608556</text:p>
              </table:table-cell>
              <table:table-cell office:value-type="float" office:value="5.6063">
                <text:p>5.6063</text:p>
              </table:table-cell>
              <table:table-cell office:value-type="float" office:value="3.3928">
                <text:p>3.3928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18.1029062378836">
                <text:p>18.1029062378836</text:p>
              </table:table-cell>
              <table:table-cell office:value-type="float" office:value="12.836">
                <text:p>12.836</text:p>
              </table:table-cell>
              <table:table-cell office:value-type="float" office:value="10.117">
                <text:p>10.117</text:p>
              </table:table-cell>
            </table:table-row>
            <table:table-row>
              <table:table-cell office:value-type="string"/>
              <table:table-cell office:value-type="float" office:value="24.5">
                <text:p>24.5</text:p>
              </table:table-cell>
              <table:table-cell office:value-type="float" office:value="18.4689441149116">
                <text:p>18.4689441149116</text:p>
              </table:table-cell>
              <table:table-cell office:value-type="float" office:value="6.3534">
                <text:p>6.3534</text:p>
              </table:table-cell>
              <table:table-cell office:value-type="float" office:value="5.4974">
                <text:p>5.4974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18.8349819919396">
                <text:p>18.8349819919396</text:p>
              </table:table-cell>
              <table:table-cell office:value-type="float" office:value="5.4069">
                <text:p>5.4069</text:p>
              </table:table-cell>
              <table:table-cell office:value-type="float" office:value="0.55657">
                <text:p>0.55657</text:p>
              </table:table-cell>
            </table:table-row>
            <table:table-row>
              <table:table-cell office:value-type="string"/>
              <table:table-cell office:value-type="float" office:value="25.5">
                <text:p>25.5</text:p>
              </table:table-cell>
              <table:table-cell office:value-type="float" office:value="19.2010198689677">
                <text:p>19.2010198689677</text:p>
              </table:table-cell>
              <table:table-cell office:value-type="float" office:value="6.8825">
                <text:p>6.8825</text:p>
              </table:table-cell>
              <table:table-cell office:value-type="float" office:value="3.9115">
                <text:p>3.9115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19.5670577459957">
                <text:p>19.5670577459957</text:p>
              </table:table-cell>
              <table:table-cell office:value-type="float" office:value="11.708">
                <text:p>11.708</text:p>
              </table:table-cell>
              <table:table-cell office:value-type="float" office:value="5.3854">
                <text:p>5.3854</text:p>
              </table:table-cell>
            </table:table-row>
            <table:table-row>
              <table:table-cell office:value-type="string"/>
              <table:table-cell office:value-type="float" office:value="26.5">
                <text:p>26.5</text:p>
              </table:table-cell>
              <table:table-cell office:value-type="float" office:value="19.9330956230237">
                <text:p>19.9330956230237</text:p>
              </table:table-cell>
              <table:table-cell office:value-type="float" office:value="5.7737">
                <text:p>5.7737</text:p>
              </table:table-cell>
              <table:table-cell office:value-type="float" office:value="2.4406">
                <text:p>2.4406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20.2991335000517">
                <text:p>20.2991335000517</text:p>
              </table:table-cell>
              <table:table-cell office:value-type="float" office:value="7.8247">
                <text:p>7.8247</text:p>
              </table:table-cell>
              <table:table-cell office:value-type="float" office:value="6.7318">
                <text:p>6.7318</text:p>
              </table:table-cell>
            </table:table-row>
            <table:table-row>
              <table:table-cell office:value-type="string"/>
              <table:table-cell office:value-type="float" office:value="27.5">
                <text:p>27.5</text:p>
              </table:table-cell>
              <table:table-cell office:value-type="float" office:value="20.6651713770797">
                <text:p>20.6651713770797</text:p>
              </table:table-cell>
              <table:table-cell office:value-type="float" office:value="7.0931">
                <text:p>7.0931</text:p>
              </table:table-cell>
              <table:table-cell office:value-type="float" office:value="1.0463">
                <text:p>1.0463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  <table:table-cell office:value-type="float" office:value="21.0312092541078">
                <text:p>21.0312092541078</text:p>
              </table:table-cell>
              <table:table-cell office:value-type="float" office:value="5.0702">
                <text:p>5.0702</text:p>
              </table:table-cell>
              <table:table-cell office:value-type="float" office:value="5.1337">
                <text:p>5.1337</text:p>
              </table:table-cell>
            </table:table-row>
            <table:table-row>
              <table:table-cell office:value-type="string"/>
              <table:table-cell office:value-type="float" office:value="28.5">
                <text:p>28.5</text:p>
              </table:table-cell>
              <table:table-cell office:value-type="float" office:value="21.3972471311358">
                <text:p>21.3972471311358</text:p>
              </table:table-cell>
              <table:table-cell office:value-type="float" office:value="5.8014">
                <text:p>5.8014</text:p>
              </table:table-cell>
              <table:table-cell office:value-type="float" office:value="1.844">
                <text:p>1.844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21.7632850081638">
                <text:p>21.7632850081638</text:p>
              </table:table-cell>
              <table:table-cell office:value-type="float" office:value="11.7">
                <text:p>11.7</text:p>
              </table:table-cell>
              <table:table-cell office:value-type="float" office:value="8.0043">
                <text:p>8.0043</text:p>
              </table:table-cell>
            </table:table-row>
            <table:table-row>
              <table:table-cell office:value-type="string"/>
              <table:table-cell office:value-type="float" office:value="29.5">
                <text:p>29.5</text:p>
              </table:table-cell>
              <table:table-cell office:value-type="float" office:value="22.1293228851918">
                <text:p>22.1293228851918</text:p>
              </table:table-cell>
              <table:table-cell office:value-type="float" office:value="5.5416">
                <text:p>5.5416</text:p>
              </table:table-cell>
              <table:table-cell office:value-type="float" office:value="1.0179">
                <text:p>1.0179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22.4953607622199">
                <text:p>22.4953607622199</text:p>
              </table:table-cell>
              <table:table-cell office:value-type="float" office:value="7.5402">
                <text:p>7.5402</text:p>
              </table:table-cell>
              <table:table-cell office:value-type="float" office:value="6.7504">
                <text:p>6.7504</text:p>
              </table:table-cell>
            </table:table-row>
            <table:table-row>
              <table:table-cell office:value-type="string"/>
              <table:table-cell office:value-type="float" office:value="30.5">
                <text:p>30.5</text:p>
              </table:table-cell>
              <table:table-cell office:value-type="float" office:value="22.8613986392479">
                <text:p>22.8613986392479</text:p>
              </table:table-cell>
              <table:table-cell office:value-type="float" office:value="5.3077">
                <text:p>5.3077</text:p>
              </table:table-cell>
              <table:table-cell office:value-type="float" office:value="1.8396">
                <text:p>1.8396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23.2274365162759">
                <text:p>23.2274365162759</text:p>
              </table:table-cell>
              <table:table-cell office:value-type="float" office:value="7.4239">
                <text:p>7.4239</text:p>
              </table:table-cell>
              <table:table-cell office:value-type="float" office:value="4.2885">
                <text:p>4.2885</text:p>
              </table:table-cell>
            </table:table-row>
            <table:table-row>
              <table:table-cell office:value-type="string"/>
              <table:table-cell office:value-type="float" office:value="31.5">
                <text:p>31.5</text:p>
              </table:table-cell>
              <table:table-cell office:value-type="float" office:value="23.5934743933039">
                <text:p>23.5934743933039</text:p>
              </table:table-cell>
              <table:table-cell office:value-type="float" office:value="7.6031">
                <text:p>7.6031</text:p>
              </table:table-cell>
              <table:table-cell office:value-type="float" office:value="4.9981">
                <text:p>4.9981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  <table:table-cell office:value-type="float" office:value="23.9595122703319">
                <text:p>23.9595122703319</text:p>
              </table:table-cell>
              <table:table-cell office:value-type="float" office:value="6.3328">
                <text:p>6.3328</text:p>
              </table:table-cell>
              <table:table-cell office:value-type="float" office:value="1.4233">
                <text:p>1.4233</text:p>
              </table:table-cell>
            </table:table-row>
            <table:table-row>
              <table:table-cell office:value-type="string"/>
              <table:table-cell office:value-type="float" office:value="32.5">
                <text:p>32.5</text:p>
              </table:table-cell>
              <table:table-cell office:value-type="float" office:value="24.32555014736">
                <text:p>24.32555014736</text:p>
              </table:table-cell>
              <table:table-cell office:value-type="float" office:value="6.3589">
                <text:p>6.3589</text:p>
              </table:table-cell>
              <table:table-cell office:value-type="float" office:value="-1.4211">
                <text:p>-1.4211</text:p>
              </table:table-cell>
            </table:table-row>
            <table:table-row>
              <table:table-cell office:value-type="string"/>
              <table:table-cell office:value-type="float" office:value="33">
                <text:p>33</text:p>
              </table:table-cell>
              <table:table-cell office:value-type="float" office:value="24.691588024388">
                <text:p>24.691588024388</text:p>
              </table:table-cell>
              <table:table-cell office:value-type="float" office:value="6.2742">
                <text:p>6.2742</text:p>
              </table:table-cell>
              <table:table-cell office:value-type="float" office:value="2.4756">
                <text:p>2.4756</text:p>
              </table:table-cell>
            </table:table-row>
            <table:table-row>
              <table:table-cell office:value-type="string"/>
              <table:table-cell office:value-type="float" office:value="33.5">
                <text:p>33.5</text:p>
              </table:table-cell>
              <table:table-cell office:value-type="float" office:value="25.057625901416">
                <text:p>25.057625901416</text:p>
              </table:table-cell>
              <table:table-cell office:value-type="float" office:value="5.6397">
                <text:p>5.6397</text:p>
              </table:table-cell>
              <table:table-cell office:value-type="float" office:value="4.6042">
                <text:p>4.6042</text:p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  <table:table-cell office:value-type="float" office:value="25.423663778444">
                <text:p>25.423663778444</text:p>
              </table:table-cell>
              <table:table-cell office:value-type="float" office:value="9.3102">
                <text:p>9.3102</text:p>
              </table:table-cell>
              <table:table-cell office:value-type="float" office:value="3.9624">
                <text:p>3.9624</text:p>
              </table:table-cell>
            </table:table-row>
            <table:table-row>
              <table:table-cell office:value-type="string"/>
              <table:table-cell office:value-type="float" office:value="34.5">
                <text:p>34.5</text:p>
              </table:table-cell>
              <table:table-cell office:value-type="float" office:value="25.7897016554721">
                <text:p>25.7897016554721</text:p>
              </table:table-cell>
              <table:table-cell office:value-type="float" office:value="9.4536">
                <text:p>9.4536</text:p>
              </table:table-cell>
              <table:table-cell office:value-type="float" office:value="5.4141">
                <text:p>5.4141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26.1557395325001">
                <text:p>26.1557395325001</text:p>
              </table:table-cell>
              <table:table-cell office:value-type="float" office:value="8.8254">
                <text:p>8.8254</text:p>
              </table:table-cell>
              <table:table-cell office:value-type="float" office:value="5.1694">
                <text:p>5.16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793">
                <text:p>5.1793</text:p>
              </table:table-cell>
              <table:table-cell office:value-type="float" office:value="-0.74279">
                <text:p>-0.742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79">
                <text:p>21.279</text:p>
              </table:table-cell>
              <table:table-cell office:value-type="float" office:value="17.929">
                <text:p>17.9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908">
                <text:p>14.908</text:p>
              </table:table-cell>
              <table:table-cell office:value-type="float" office:value="12.054">
                <text:p>12.0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959">
                <text:p>18.959</text:p>
              </table:table-cell>
              <table:table-cell office:value-type="float" office:value="17.054">
                <text:p>17.0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182">
                <text:p>7.2182</text:p>
              </table:table-cell>
              <table:table-cell office:value-type="float" office:value="4.8852">
                <text:p>4.8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951">
                <text:p>8.2951</text:p>
              </table:table-cell>
              <table:table-cell office:value-type="float" office:value="5.7442">
                <text:p>5.7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36">
                <text:p>10.236</text:p>
              </table:table-cell>
              <table:table-cell office:value-type="float" office:value="7.7754">
                <text:p>7.77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994">
                <text:p>5.4994</text:p>
              </table:table-cell>
              <table:table-cell office:value-type="float" office:value="1.0173">
                <text:p>1.01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341">
                <text:p>20.341</text:p>
              </table:table-cell>
              <table:table-cell office:value-type="float" office:value="20.992">
                <text:p>20.9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799">
                <text:p>6.67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259">
                <text:p>4.0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784">
                <text:p>1.27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411">
                <text:p>3.34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807">
                <text:p>-2.68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678">
                <text:p>0.296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845">
                <text:p>3.88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014">
                <text:p>5.70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526">
                <text:p>6.7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576">
                <text:p>2.05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953">
                <text:p>0.479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421">
                <text:p>0.204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861">
                <text:p>0.678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435">
                <text:p>7.54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436">
                <text:p>5.34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415">
                <text:p>4.24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981">
                <text:p>6.79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695">
                <text:p>0.926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214">
                <text:p>2.8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451">
                <text:p>1.84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959">
                <text:p>4.29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029">
                <text:p>7.20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869">
                <text:p>1.98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454">
                <text:p>0.144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551">
                <text:p>9.05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705">
                <text:p>0.617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opacity draw:name="ChartTransparencyGradient_20_1" draw:display-name="ChartTransparencyGradient 1" draw:style="linear" draw:start="100%" draw:end="0%" draw:angle="0deg" draw:border="0%"/>
  </office:styles>
</office:document-styles>
</file>